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281cm"/>
    </style:style>
    <style:style style:name="co2" style:family="table-column">
      <style:table-column-properties fo:break-before="auto" style:column-width="7.814cm"/>
    </style:style>
    <style:style style:name="co3" style:family="table-column">
      <style:table-column-properties fo:break-before="auto" style:column-width="7.544cm"/>
    </style:style>
    <style:style style:name="co4" style:family="table-column">
      <style:table-column-properties fo:break-before="auto" style:column-width="6.72cm"/>
    </style:style>
    <style:style style:name="co5" style:family="table-column">
      <style:table-column-properties fo:break-before="auto" style:column-width="8.842cm"/>
    </style:style>
    <style:style style:name="co6" style:family="table-column">
      <style:table-column-properties fo:break-before="auto" style:column-width="9.872cm"/>
    </style:style>
    <style:style style:name="co7" style:family="table-column">
      <style:table-column-properties fo:break-before="auto" style:column-width="10.058cm"/>
    </style:style>
    <style:style style:name="co8" style:family="table-column">
      <style:table-column-properties fo:break-before="auto" style:column-width="9.382cm"/>
    </style:style>
    <style:style style:name="co9" style:family="table-column">
      <style:table-column-properties fo:break-before="auto" style:column-width="9.633cm"/>
    </style:style>
    <style:style style:name="co10" style:family="table-column">
      <style:table-column-properties fo:break-before="auto" style:column-width="9.74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c0bf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1" style:family="table-cell" style:parent-style-name="Default">
      <style:table-cell-properties fo:background-color="#dcdcdc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2" style:family="table-cell" style:parent-style-name="Default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3" style:family="table-cell" style:parent-style-name="Default">
      <style:table-cell-properties fo:background-color="#f27100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4" style:family="table-cell" style:parent-style-name="Default">
      <style:table-cell-properties fo:background-color="#ee220b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T1" style:family="text">
      <style:text-properties fo:color="#000000" style:font-name="HelveticaNeue" fo:font-size="10pt" fo:font-weight="bold" fo:letter-spacing="normal" style:font-name-asian="HelveticaNeue" style:font-name-complex="HelveticaNeue" style:font-size-asian="10pt" style:font-size-complex="10pt" style:font-weight-asian="bold" style:font-weight-complex="bold"/>
    </style:style>
    <style:style style:name="T2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/>
    </style:style>
    <style:style style:name="T3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 fo:language="fr" fo:country="FR"/>
    </style:style>
    <style:style style:name="T4" style:family="text">
      <style:text-properties fo:color="#000000" style:font-name="HelveticaNeue-Bold" fo:font-size="10pt" fo:font-weight="bold" fo:letter-spacing="normal" style:font-name-asian="HelveticaNeue-Bold" style:font-name-complex="HelveticaNeue-Bold" style:font-size-asian="10pt" style:font-size-complex="10pt" style:font-weight-asian="bold" style:font-weight-complex="bold"/>
    </style:style>
    <style:style style:name="T5" style:family="text">
      <style:text-properties fo:color="#000000" style:font-name="HelveticaNeue" fo:font-size="10pt" fo:letter-spacing="normal" fo:language="fr" fo:country="FR" style:font-name-asian="HelveticaNeue" style:font-name-complex="HelveticaNeue" style:font-size-asian="10pt" style:font-size-complex="10pt"/>
    </style:style>
    <style:style style:name="T6" style:family="text">
      <style:text-properties fo:color="#f27100" style:font-name="HelveticaNeue" fo:font-size="10pt" fo:letter-spacing="normal" style:font-name-asian="HelveticaNeue" style:font-name-complex="HelveticaNeue" style:font-size-asian="10pt" style:font-size-complex="10pt"/>
    </style:style>
    <style:style style:name="T7" style:family="text">
      <style:text-properties fo:color="#000000" style:font-name="HelveticaNeue-Bold" fo:font-size="10pt" fo:letter-spacing="normal" style:font-name-asian="HelveticaNeue-Bold" style:font-name-complex="HelveticaNeue-Bold" style:font-size-asian="10pt" style:font-size-complex="10pt"/>
    </style:style>
    <style:style style:name="T8" style:family="text">
      <style:text-properties fo:color="#000000" style:font-name="HelveticaNeue" fo:letter-spacing="normal" style:font-name-asian="HelveticaNeue" style:font-name-complex="HelveticaNeue" fo:font-size="9.80000019073486pt" fo:language="fr" fo:country="FR" style:font-size-asian="9.80000019073486pt" style:font-size-complex="9.80000019073486pt"/>
    </style:style>
    <style:style style:name="T9" style:family="text">
      <style:text-properties fo:color="#000000" style:font-name="HelveticaNeue" fo:letter-spacing="normal" style:font-name-asian="HelveticaNeue" style:font-name-complex="HelveticaNeue" fo:language="fr" fo:country="FR" fo:font-size="10pt" style:font-size-asian="10pt" style:font-size-complex="10pt"/>
    </style:style>
    <style:style style:name="T10" style:family="text">
      <style:text-properties fo:color="#000000" style:font-name="HelveticaNeue" fo:letter-spacing="normal" style:font-name-asian="HelveticaNeue" style:font-name-complex="HelveticaNeue" fo:font-size="10pt" style:font-size-asian="10pt" style:font-size-complex="10pt"/>
    </style:style>
    <style:style style:name="T11" style:family="text">
      <style:text-properties fo:color="#000000" style:font-name="HelveticaNeue" fo:letter-spacing="normal" style:font-name-asian="HelveticaNeue" style:font-name-complex="HelveticaNeue" fo:font-size="10pt" style:font-size-asian="10pt" style:font-size-complex="10pt" fo:language="fr" fo:country="FR"/>
    </style:style>
    <style:style style:name="T12" style:family="text">
      <style:text-properties fo:color="#000000" style:font-name="HelveticaNeue-Bold" fo:font-size="10pt" fo:letter-spacing="normal" style:font-name-asian="HelveticaNeue-Bold" style:font-name-complex="HelveticaNeue-Bold" style:font-size-asian="10pt" style:font-size-complex="10pt" fo:language="fr" fo:country="FR"/>
    </style:style>
    <style:style style:name="T13" style:family="text">
      <style:text-properties fo:color="#000000" style:font-name="HelveticaNeue-Bold" fo:letter-spacing="normal" style:font-name-asian="HelveticaNeue-Bold" style:font-name-complex="HelveticaNeue-Bold" fo:font-size="9.80000019073486pt" fo:language="fr" fo:country="FR" style:font-size-asian="9.80000019073486pt" style:font-size-complex="9.80000019073486pt"/>
    </style:style>
    <style:style style:name="T14" style:family="text">
      <style:text-properties fo:color="#000000" style:font-name="HelveticaNeue-Bold" fo:letter-spacing="normal" style:font-name-asian="HelveticaNeue-Bold" style:font-name-complex="HelveticaNeue-Bold" fo:font-size="10pt" style:font-size-asian="10pt" style:font-size-complex="10pt"/>
    </style:style>
    <style:style style:name="T15" style:family="text">
      <style:text-properties fo:color="#000000" style:font-name="HelveticaNeue-Bold" fo:letter-spacing="normal" style:font-name-asian="HelveticaNeue-Bold" style:font-name-complex="HelveticaNeue-Bold" fo:font-size="10pt" style:font-size-asian="10pt" style:font-size-complex="10pt" fo:language="fr" fo:country="FR"/>
    </style:style>
    <style:style style:name="T16" style:family="text">
      <style:text-properties fo:color="#fead00" style:font-name="HelveticaNeue-Bold" fo:font-size="10pt" fo:letter-spacing="normal" style:font-name-asian="HelveticaNeue-Bold" style:font-name-complex="HelveticaNeue-Bold" style:font-size-asian="10pt" style:font-size-complex="10pt"/>
    </style:style>
    <style:style style:name="T17" style:family="text">
      <style:text-properties fo:color="#ee220b" style:font-name="HelveticaNeue" fo:font-size="10pt" fo:letter-spacing="normal" style:font-name-asian="HelveticaNeue" style:font-name-complex="HelveticaNeue" style:font-size-asian="10pt" style:font-size-complex="10pt"/>
    </style:style>
    <style:style style:name="T18" style:family="text">
      <style:text-properties fo:color="#ee220b" style:font-name="HelveticaNeue" fo:font-size="10pt" fo:letter-spacing="normal" style:font-name-asian="HelveticaNeue" style:font-name-complex="HelveticaNeue" style:font-size-asian="10pt" style:font-size-complex="10pt" fo:language="fr" fo:country="FR"/>
    </style:style>
  </office:automatic-styles>
  <office:body>
    <office:spreadsheet>
      <table:calculation-settings table:use-regular-expressions="false" table:use-wildcards="true"/>
      <table:table table:name="PERSONNES INDIVIDUELLES_Tableau 1" table:style-name="ta1">
        <table:table-column table:style-name="co1" table:default-cell-style-name="Sheet0_cell1"/>
        <table:table-column table:style-name="co2" table:default-cell-style-name="Sheet0_cell2"/>
        <table:table-column table:style-name="co3" table:default-cell-style-name="Sheet0_cell2"/>
        <table:table-column table:style-name="co4" table:default-cell-style-name="Sheet0_cell2"/>
        <table:table-column table:style-name="co5" table:default-cell-style-name="Sheet0_cell2"/>
        <table:table-column table:style-name="co6" table:default-cell-style-name="Sheet0_cell2"/>
        <table:table-column table:style-name="co7" table:default-cell-style-name="Sheet0_cell2"/>
        <table:table-column table:style-name="co8" table:default-cell-style-name="Sheet0_cell2"/>
        <table:table-column table:style-name="co9" table:default-cell-style-name="Sheet0_cell2"/>
        <table:table-column table:style-name="co10" table:default-cell-style-name="Sheet0_cell2"/>
        <table:table-row table:style-name="ro1">
          <table:table-cell table:style-name="ce1" office:value-type="string" calcext:value-type="string">
            <text:p><text:span text:style-name="T1">NOM</text:span></text:p>
          </table:table-cell>
          <table:table-cell table:style-name="ce1" office:value-type="string" calcext:value-type="string">
            <text:p><text:span text:style-name="T1">SITE INTERNET </text:span></text:p>
          </table:table-cell>
          <table:table-cell table:style-name="ce1" office:value-type="string" calcext:value-type="string">
            <text:p><text:span text:style-name="T4">MAIL</text:span></text:p>
          </table:table-cell>
          <table:table-cell table:style-name="ce1" office:value-type="string" calcext:value-type="string">
            <text:p><text:span text:style-name="T1">GIT</text:span></text:p>
          </table:table-cell>
          <table:table-cell table:style-name="ce1" office:value-type="string" calcext:value-type="string">
            <text:p><text:span text:style-name="T4">RÉSEAUX </text:span></text:p>
          </table:table-cell>
          <table:table-cell table:style-name="ce1" office:value-type="string" calcext:value-type="string">
            <text:p><text:span text:style-name="T4">LIEN RÉSEAUX</text:span></text:p>
          </table:table-cell>
          <table:table-cell table:style-name="ce1" office:value-type="string" calcext:value-type="string">
            <text:p><text:span text:style-name="T4">INITIATIVES / ACTIVITÉS RÉFÉRENCÉES SUR COPYLEFT</text:span></text:p>
          </table:table-cell>
          <table:table-cell table:style-name="ce1" office:value-type="string" calcext:value-type="string">
            <text:p><text:span text:style-name="T4">LIEN CORRESPONDANT</text:span></text:p>
          </table:table-cell>
          <table:table-cell table:style-name="ce1" office:value-type="string" calcext:value-type="string">
            <text:p><text:span text:style-name="T4">ÉCRITS RÉFÉRENCÉS SUR COPYLEFT</text:span></text:p>
          </table:table-cell>
          <table:table-cell table:style-name="ce1" office:value-type="string" calcext:value-type="string">
            <text:p><text:span text:style-name="T4">ÉVÈNEMENTS RÉFÉRENCÉS SUR COPYLEFT</text:span></text:p>
          </table:table-cell>
        </table:table-row>
        <table:table-row table:style-name="ro1">
          <table:table-cell office:value-type="string" calcext:value-type="string">
            <text:p><text:span text:style-name="T1">ALEXANDRE LERAY</text:span></text:p>
          </table:table-cell>
          <table:table-cell office:value-type="string" calcext:value-type="string">
            <text:p><text:span text:style-name="T2"><text:a xlink:href="http://stdin.fr/" xlink:type="simple">http://stdin.fr/</text:a></text:span><text:span text:style-name="T2"> </text:span></text:p>
          </table:table-cell>
          <table:table-cell office:value-type="string" calcext:value-type="string">
            <text:p><text:a xlink:href="mailto:echo@stdin.fr" xlink:type="simple">echo@stdin.fr</text:a></text:p>
          </table:table-cell>
          <table:table-cell office:value-type="string" calcext:value-type="string">
            <text:p><text:a xlink:href="https://github.com/aleray" xlink:type="simple">https://github.com/aleray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OPEN SOURCE PUBLISHING OSP </text:span></text:p>
            <text:p>▶ &lt;STDIN&gt;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://stdin.fr/" xlink:type="simple">http://stdin.fr/</text:a></text:span></text:p>
          </table:table-cell>
          <table:table-cell office:value-type="string" calcext:value-type="string">
            <text:p><text:span text:style-name="T2">▶ OPEN SOURCE PUBLISHING, RELEARN</text:span></text:p>
            <text:p><text:span text:style-name="T7">▶ ÉCRIRE LE DESIGN. VERS UNE CULTURE DU CODE</text:span></text:p>
          </table:table-cell>
          <table:table-cell office:value-type="string" calcext:value-type="string">
            <text:p><text:span text:style-name="T2">▶ SALON DE L'ÉDITION ALTERNATIVE PREPOSTPRINT</text:span></text:p>
            <text:p>▶ OPEN OPEN</text:p>
          </table:table-cell>
        </table:table-row>
        <table:table-row table:style-name="ro1">
          <table:table-cell office:value-type="string" calcext:value-type="string">
            <text:p><text:span text:style-name="T1">AMÉLIE DUMONT</text:span></text:p>
          </table:table-cell>
          <table:table-cell office:value-type="string" calcext:value-type="string">
            <text:p><text:a xlink:href="https://www.amelie.tools/" xlink:type="simple">https://www.amelie.tools/</text:a></text:p>
          </table:table-cell>
          <table:table-cell office:value-type="string" calcext:value-type="string">
            <text:p><text:a xlink:href="mailto:hello@amelie.tools" xlink:type="simple">hello@amelie.tools</text:a></text:p>
          </table:table-cell>
          <table:table-cell office:value-type="string" calcext:value-type="string">
            <text:p><text:a xlink:href="https://gitlab.com/ameliedumont" xlink:type="simple">https://gitlab.com/ameliedumont</text:a></text:p>
          </table:table-cell>
          <table:table-cell office:value-type="string" calcext:value-type="string">
            <text:p><text:span text:style-name="T2">@amelie.tnomud (INSTAGRAM)</text:span></text:p>
          </table:table-cell>
          <table:table-cell office:value-type="string" calcext:value-type="string">
            <text:p><text:a xlink:href="https://www.instagram.com/amelie.tnomud/" xlink:type="simple">https://www.instagram.com/amelie.tnomud/</text:a></text:p>
          </table:table-cell>
          <table:table-cell office:value-type="string" calcext:value-type="string">
            <text:p><text:span text:style-name="T2">BYE BYE BINARI</text:span></text:p>
          </table:table-cell>
          <table:table-cell office:value-type="string" calcext:value-type="string">
            <text:p><text:a xlink:href="https://genderfluid.space/" xlink:type="simple">https://genderfluid.space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CYBERFEMINISMINDEX MEETS PREPOSTPRINT</text:span></text:p>
            <text:p>▶ MODULE DE RECHERCHE CRÉATION LIBRE HYBRIDATION</text:p>
            <text:p>▶ OPEN PUBLISHING FEST - UN VOYAGE WEB2PRINT</text:p>
          </table:table-cell>
        </table:table-row>
        <table:table-row table:style-name="ro1">
          <table:table-cell office:value-type="string" calcext:value-type="string">
            <text:p><text:span text:style-name="T1">ANTHONY MASURE</text:span></text:p>
          </table:table-cell>
          <table:table-cell office:value-type="string" calcext:value-type="string">
            <text:p><text:a xlink:href="https://www.anthonymasure.com/" xlink:type="simple">https://www.anthonymasure.com/</text:a></text:p>
          </table:table-cell>
          <table:table-cell office:value-type="string" calcext:value-type="string">
            <text:p><text:a xlink:href="https://www.anthonymasure.com/contact/anthonymasure@gmail.com" xlink:type="simple">anthonymasure@gmail.com</text:a></text:p>
          </table:table-cell>
          <table:table-cell office:value-type="string" calcext:value-type="string">
            <text:p><text:a xlink:href="https://github.com/anthonymasure" xlink:type="simple">https://github.com/anthonymasure</text:a></text:p>
          </table:table-cell>
          <table:table-cell office:value-type="string" calcext:value-type="string">
            <text:p><text:span text:style-name="T2">@anthonymasure (INSTAGRAM)</text:span></text:p>
          </table:table-cell>
          <table:table-cell office:value-type="string" calcext:value-type="string">
            <text:p><text:a xlink:href="https://www.instagram.com/anthonymasure/" xlink:type="simple">https://www.instagram.com/anthonymasure/</text:a></text:p>
          </table:table-cell>
          <table:table-cell office:value-type="string" calcext:value-type="string">
            <text:p><text:span text:style-name="T2">REVUE BACK OFFICE</text:span></text:p>
          </table:table-cell>
          <table:table-cell office:value-type="string" calcext:value-type="string">
            <text:p><text:a xlink:href="http://www.revue-backoffice.com/" xlink:type="simple">http://www.revue-backoffice.com/</text:a></text:p>
          </table:table-cell>
          <table:table-cell office:value-type="string" calcext:value-type="string">
            <text:p><text:span text:style-name="T2">▶ BACK OFFICE N</text:span><text:span text:style-name="T8">°</text:span><text:span text:style-name="T9">4</text:span><text:span text:style-name="T10"> - DESIGN GRAPHIQUE ET PRATIQUES NUMERIQUES</text:span></text:p>
            <text:p><text:span text:style-name="T2">▶ BACK OFFICE N</text:span><text:span text:style-name="T8">°5 </text:span><text:span text:style-name="T10">- DESIGN GRAPHIQUE ET PRATIQUES NUMERIQUES</text:span></text:p>
            <text:p><text:span text:style-name="T7">▶ VISUAL CULTURE.</text:span></text:p>
          </table:table-cell>
          <table:table-cell office:value-type="string" calcext:value-type="string">
            <text:p><text:span text:style-name="T2">▶ ON THE SHOULDERS OF GIANTS - SEMAINE THÉMATIQUE </text:span></text:p>
            <text:p><text:span text:style-name="T2">▶ </text:span><text:span text:style-name="T3">COLLOQUE ENSADLAB INVITE PREPOSTPRINT</text:span></text:p>
            <text:p><text:span text:style-name="T2">▶ WHOLE WEB CATALOGUE </text:span></text:p>
          </table:table-cell>
        </table:table-row>
        <table:table-row table:style-name="ro1">
          <table:table-cell office:value-type="string" calcext:value-type="string">
            <text:p><text:span text:style-name="T1">ANTOINE GELGON</text:span></text:p>
          </table:table-cell>
          <table:table-cell office:value-type="string" calcext:value-type="string">
            <text:p><text:a xlink:href="https://antoine.luuse.fun/" xlink:type="simple">https://antoine.luuse.fun/</text:a></text:p>
          </table:table-cell>
          <table:table-cell office:value-type="string" calcext:value-type="string">
            <text:p><text:a xlink:href="mailto:antoine@luuse.io" xlink:type="simple">antoine@luuse.io</text:a></text:p>
          </table:table-cell>
          <table:table-cell office:value-type="string" calcext:value-type="string">
            <text:p><text:span text:style-name="T2">▶ </text:span><text:span text:style-name="T2"><text:a xlink:href="https://gitlab.com/Antoine-Gelgon" xlink:type="simple">https://gitlab.com/Antoine-Gelgon</text:a></text:span></text:p>
            <text:p><text:span text:style-name="T2">▶ </text:span><text:span text:style-name="T2"><text:a xlink:href="https://github.com/Antoine-Gelgon" xlink:type="simple">https://github.com/Antoine-Gelgon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OPEN SOURCE PUBLISHING OSP </text:span></text:p>
            <text:p>▶ LUUSE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://www.luuse.io/" xlink:type="simple">http://www.luuse.io/</text:a></text:span></text:p>
          </table:table-cell>
          <table:table-cell office:value-type="string" calcext:value-type="string">
            <text:p><text:span text:style-name="T7">CULTURE LIBRE ET TYPOGRAPHIE</text:span></text:p>
          </table:table-cell>
          <table:table-cell office:value-type="string" calcext:value-type="string">
            <text:p><text:span text:style-name="T2">▶ SALON DE L'ÉDITION ALTERNATIVE PREPOSTPRINT</text:span></text:p>
            <text:p>▶ WORKSHOP METAPOST ANRT</text:p>
          </table:table-cell>
        </table:table-row>
        <table:table-row table:style-name="ro1">
          <table:table-cell office:value-type="string" calcext:value-type="string">
            <text:p><text:span text:style-name="T1">ANTOINE SOUVENT </text:span></text:p>
          </table:table-cell>
          <table:table-cell office:value-type="string" calcext:value-type="string">
            <text:p><text:a xlink:href="http://antoinesouvent.fr/html/info.html" xlink:type="simple">http://antoinesouvent.fr/html/info.html</text:a></text:p>
          </table:table-cell>
          <table:table-cell office:value-type="string" calcext:value-type="string">
            <text:p><text:a xlink:href="mailto:antoine.souvent@gmail.com" xlink:type="simple">antoine.souvent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antsouv (INSTAGRAM)</text:span></text:p>
          </table:table-cell>
          <table:table-cell office:value-type="string" calcext:value-type="string">
            <text:p><text:a xlink:href="https://www.instagram.com/antsouv/?hl=fr" xlink:type="simple">https://www.instagram.com/antsouv/?hl=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ANTOINE FAUCHIÉ</text:span></text:p>
          </table:table-cell>
          <table:table-cell office:value-type="string" calcext:value-type="string">
            <text:p><text:a xlink:href="https://www.quaternum.net/" xlink:type="simple">https://www.quaternum.net/</text:a></text:p>
          </table:table-cell>
          <table:table-cell office:value-type="string" calcext:value-type="string">
            <text:p><text:a xlink:href="mailto:antoine@quaternum.net" xlink:type="simple">antoine@quaternum.net</text:a></text:p>
          </table:table-cell>
          <table:table-cell office:value-type="string" calcext:value-type="string">
            <text:p><text:span text:style-name="T2">▶ </text:span><text:span text:style-name="T2"><text:a xlink:href="https://github.com/antoinentl" xlink:type="simple">https://github.com/antoinentl</text:a></text:span></text:p>
            <text:p><text:span text:style-name="T2">▶ </text:span><text:span text:style-name="T2"><text:a xlink:href="https://gitlab.com/antoinentl" xlink:type="simple">https://gitlab.com/antoinentl</text:a></text:span></text:p>
            <text:p><text:span text:style-name="T2">▶ </text:span><text:span text:style-name="T2"><text:a xlink:href="https://framagit.org/antoinentl" xlink:type="simple">https://framagit.org/antoinentl</text:a></text:span></text:p>
          </table:table-cell>
          <table:table-cell office:value-type="string" calcext:value-type="string">
            <text:p><text:span text:style-name="T2">@</text:span><text:span text:style-name="T2"><text:a xlink:href="mailto:antoinentl@post.lurk.org" xlink:type="simple">antoinentl@post.lurk.org</text:a></text:span><text:span text:style-name="T5"> (MASTODON)</text:span></text:p>
          </table:table-cell>
          <table:table-cell office:value-type="string" calcext:value-type="string">
            <text:p><text:a xlink:href="https://mamot.fr/@antoinentl@post.lurk.org" xlink:type="simple">https://mamot.fr/@antoinentl@post.lurk.org</text:a></text:p>
          </table:table-cell>
          <table:table-cell office:value-type="string" calcext:value-type="string">
            <text:p><text:span text:style-name="T2">PREPOSTPRINT</text:span></text:p>
          </table:table-cell>
          <table:table-cell office:value-type="string" calcext:value-type="string">
            <text:p><text:a xlink:href="https://prepostprint.org/" xlink:type="simple">https://prepostprint.org/</text:a></text:p>
            <text:p/>
          </table:table-cell>
          <table:table-cell office:value-type="string" calcext:value-type="string">
            <text:p><text:span text:style-name="T2">▶ FABRIQUES DE PUBLICATION : LATEX</text:span></text:p>
            <text:p><text:span text:style-name="T2">▶ FABRIQUES DE PUBLICATION : HUGO</text:span></text:p>
            <text:p><text:span text:style-name="T7">▶ MES OUTILS</text:span></text:p>
            <text:p><text:span text:style-name="T7">▶ (RE)PENSER LES CHAÎNES ÉDITORIALES : SOUTENABILITÉ ET ÉMANCIPATION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Antoine LEFEBVRE</text:span></text:p>
          </table:table-cell>
          <table:table-cell office:value-type="string" calcext:value-type="string">
            <text:p><text:a xlink:href="https://www.antoinelefebvre.net/" xlink:type="simple">https://www.antoinelefebvre.net/</text:a></text:p>
          </table:table-cell>
          <table:table-cell office:value-type="string" calcext:value-type="string">
            <text:p><text:a xlink:href="mailto:editions@antoinelefebvre.net" xlink:type="simple">editions@antoinelefebvre.net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antoine.lefebvre.editions (INSTAGRAM)</text:span></text:p>
          </table:table-cell>
          <table:table-cell office:value-type="string" calcext:value-type="string">
            <text:p><text:a xlink:href="https://www.instagram.com/antoine.lefebvre.editions/" xlink:type="simple">https://www.instagram.com/antoine.lefebvre.editions/</text:a></text:p>
          </table:table-cell>
          <table:table-cell office:value-type="string" calcext:value-type="string">
            <text:p><text:span text:style-name="T2">ARTZINES</text:span></text:p>
          </table:table-cell>
          <table:table-cell office:value-type="string" calcext:value-type="string">
            <text:p><text:a xlink:href="https://artzines.info/" xlink:type="simple">https://artzines.info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ANTON MOGLIA</text:span></text:p>
          </table:table-cell>
          <table:table-cell office:value-type="string" calcext:value-type="string">
            <text:p><text:a xlink:href="http://anton.moglia.fr/" xlink:type="simple">http://anton.moglia.fr/</text:a></text:p>
          </table:table-cell>
          <table:table-cell office:value-type="string" calcext:value-type="string">
            <text:p><text:span text:style-name="T2">▶ </text:span><text:span text:style-name="T2"><text:a xlink:href="mailto:contact@tunera.xyz" xlink:type="simple">contact@tunera.xyz</text:a></text:span></text:p>
            <text:p><text:span text:style-name="T2">▶ </text:span><text:span text:style-name="T2"><text:a xlink:href="mailto:rmqovvuu@duck.com" xlink:type="simple">rmqovvuu@duck.com</text:a></text:span></text:p>
          </table:table-cell>
          <table:table-cell office:value-type="string" calcext:value-type="string">
            <text:p><text:span text:style-name="T2">▶ </text:span><text:span text:style-name="T2"><text:a xlink:href="https://github.com/antonmoglia" xlink:type="simple">https://github.com/antonmoglia</text:a></text:span></text:p>
            <text:p><text:span text:style-name="T2">▶ </text:span><text:span text:style-name="T2"><text:a xlink:href="https://gitlab.com/antonmoglia" xlink:type="simple">https://gitlab.com/antonmoglia</text:a></text:span></text:p>
          </table:table-cell>
          <table:table-cell office:value-type="string" calcext:value-type="string">
            <text:p><text:span text:style-name="T2">@</text:span><text:span text:style-name="T2"><text:a xlink:href="mailto:maous@mastodon.design" xlink:type="simple">maous@mastodon.design</text:a></text:span><text:span text:style-name="T2"> (MASTODON)</text:span></text:p>
          </table:table-cell>
          <table:table-cell office:value-type="string" calcext:value-type="string">
            <text:p><text:a xlink:href="https://mastodon.design/@maous" xlink:type="simple">https://mastodon.design/@maous</text:a></text:p>
          </table:table-cell>
          <table:table-cell office:value-type="string" calcext:value-type="string">
            <text:p><text:span text:style-name="T2">▶ VELVETYNE</text:span></text:p>
            <text:p>▶ TUNERA</text:p>
          </table:table-cell>
          <table:table-cell office:value-type="string" calcext:value-type="string">
            <text:p><text:span text:style-name="T2">▶ </text:span><text:span text:style-name="T2"><text:a xlink:href="http://velvetyne.fr/" xlink:type="simple">http://velvetyne.fr/</text:a></text:span></text:p>
            <text:p><text:span text:style-name="T2">▶ </text:span><text:span text:style-name="T2"><text:a xlink:href="http://www.tunera.xyz/" xlink:type="simple">http://www.tunera.xyz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ARIEL MARTIN PÉREZ</text:span></text:p>
          </table:table-cell>
          <table:table-cell office:value-type="string" calcext:value-type="string">
            <text:p><text:span text:style-name="T2"><text:a xlink:href="https://appliedmetaprojects.com/" xlink:type="simple">https://appliedmetaprojects.com/</text:a></text:span><text:span text:style-name="T2"> </text:span></text:p>
          </table:table-cell>
          <table:table-cell office:value-type="string" calcext:value-type="string">
            <text:p><text:a xlink:href="mailto:contact@arielgraphisme.com" xlink:type="simple">contact@arielgraphisme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appliedmetaprojects (INSTAGRAM)</text:span></text:p>
          </table:table-cell>
          <table:table-cell office:value-type="string" calcext:value-type="string">
            <text:p><text:a xlink:href="https://www.instagram.com/appliedmetaprojects/?hl=fr" xlink:type="simple">https://www.instagram.com/appliedmetaprojects/?hl=fr</text:a></text:p>
          </table:table-cell>
          <table:table-cell office:value-type="string" calcext:value-type="string">
            <text:p><text:span text:style-name="T2">▶ VELVETYNE</text:span></text:p>
            <text:p>▶ TUNERA</text:p>
          </table:table-cell>
          <table:table-cell office:value-type="string" calcext:value-type="string">
            <text:p><text:span text:style-name="T2">▶ </text:span><text:span text:style-name="T2"><text:a xlink:href="http://velvetyne.fr/" xlink:type="simple">http://velvetyne.fr/</text:a></text:span></text:p>
            <text:p><text:span text:style-name="T2">▶ </text:span><text:span text:style-name="T2"><text:a xlink:href="http://www.tunera.xyz/" xlink:type="simple">http://www.tunera.xyz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BACHIR SOUSSI-CHIADMI</text:span></text:p>
          </table:table-cell>
          <table:table-cell office:value-type="string" calcext:value-type="string">
            <text:p><text:span text:style-name="T2">▶</text:span><text:span text:style-name="T3"> </text:span><text:span text:style-name="T3"><text:a xlink:href="http://bachirsoussichiadmi.net/" xlink:type="simple">http://bachirsoussichiadmi.net/</text:a></text:span></text:p>
            <text:p><text:span text:style-name="T2">▶</text:span><text:span text:style-name="T3"> </text:span><text:span text:style-name="T3"><text:a xlink:href="https://esadhar.net/gogs/bachir" xlink:type="simple">https://esadhar.net/gogs/bachir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https://github.com/bachy" xlink:type="simple">https://github.com/bachy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OLA</text:span></text:p>
            <text:p>▶ GUI</text:p>
            <text:p>▶ FIGURES LIBRES</text:p>
          </table:table-cell>
          <table:table-cell office:value-type="string" calcext:value-type="string">
            <text:p><text:span text:style-name="T2">▶ </text:span><text:span text:style-name="T2"><text:a xlink:href="http://outilslibresalternatifs.org/" xlink:type="simple">http://outilslibresalternatifs.org/</text:a></text:span></text:p>
            <text:p><text:span text:style-name="T2">▶ </text:span><text:span text:style-name="T2"><text:a xlink:href="https://g-u-i.net/" xlink:type="simple">https://g-u-i.net/</text:a></text:span></text:p>
            <text:p><text:span text:style-name="T2">▶ </text:span><text:span text:style-name="T2"><text:a xlink:href="https://figureslibres.cc/" xlink:type="simple">https://figureslibres.cc/</text:a></text:span></text:p>
          </table:table-cell>
          <table:table-cell office:value-type="string" calcext:value-type="string">
            <text:p><text:span text:style-name="T2">BACK OFFICE N</text:span><text:span text:style-name="T8">°</text:span><text:span text:style-name="T10">1</text:span><text:span text:style-name="T11"> - </text:span><text:span text:style-name="T10">DESIGN GRAPHIQUE ET PRATIQUES NUMERIQUES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BAPTISTE TOSI</text:span></text:p>
          </table:table-cell>
          <table:table-cell office:value-type="string" calcext:value-type="string">
            <text:p><text:a xlink:href="https://baptiste-tosi.eu/" xlink:type="simple">https://baptiste-tosi.eu/</text:a></text:p>
          </table:table-cell>
          <table:table-cell office:value-type="string" calcext:value-type="string">
            <text:p><text:a xlink:href="mailto:contact@baptiste-tosi.eu" xlink:type="simple">contact@baptiste-tosi.eu</text:a></text:p>
          </table:table-cell>
          <table:table-cell office:value-type="string" calcext:value-type="string">
            <text:p><text:a xlink:href="https://gitlab.com/Baptiste_Tosi" xlink:type="simple">https://gitlab.com/Baptiste_Tosi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LUUSE</text:span></text:p>
          </table:table-cell>
          <table:table-cell office:value-type="string" calcext:value-type="string">
            <text:p><text:a xlink:href="http://www.luuse.io/" xlink:type="simple">http://www.luuse.io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PPP GAITÉ LYRIQUE </text:span></text:p>
          </table:table-cell>
        </table:table-row>
        <table:table-row table:style-name="ro1">
          <table:table-cell office:value-type="string" calcext:value-type="string">
            <text:p><text:span text:style-name="T1">BENJAMIN DUMOND</text:span></text:p>
          </table:table-cell>
          <table:table-cell office:value-type="string" calcext:value-type="string">
            <text:p><text:a xlink:href="http://www.benjamindumond.fr/" xlink:type="simple">http://www.benjamindumond.fr/</text:a></text:p>
          </table:table-cell>
          <table:table-cell office:value-type="string" calcext:value-type="string">
            <text:p><text:a xlink:href="mailto:bonjour@benjamindumond.fr" xlink:type="simple">bonjour@benjamindumond.fr</text:a></text:p>
          </table:table-cell>
          <table:table-cell office:value-type="string" calcext:value-type="string">
            <text:p><text:a xlink:href="https://gitlab.com/edi8th" xlink:type="simple">https://gitlab.com/edi8th</text:a></text:p>
          </table:table-cell>
          <table:table-cell office:value-type="string" calcext:value-type="string">
            <text:p><text:span text:style-name="T2">@dumond.benjamin (INSTAGRAM)</text:span></text:p>
          </table:table-cell>
          <table:table-cell office:value-type="string" calcext:value-type="string">
            <text:p><text:a xlink:href="https://www.instagram.com/dumond.benjamin/" xlink:type="simple">https://www.instagram.com/dumond.benjamin/</text:a></text:p>
          </table:table-cell>
          <table:table-cell office:value-type="string" calcext:value-type="string">
            <text:p><text:span text:style-name="T2">▶ BONJOUR MONDE</text:span></text:p>
            <text:p>▶ GRIFI</text:p>
          </table:table-cell>
          <table:table-cell office:value-type="string" calcext:value-type="string">
            <text:p><text:span text:style-name="T2">▶ </text:span><text:span text:style-name="T2"><text:a xlink:href="https://bonjourmonde.net/en" xlink:type="simple">https://bonjourmonde.net/en</text:a></text:span></text:p>
            <text:p><text:span text:style-name="T2">▶ </text:span><text:span text:style-name="T2"><text:a xlink:href="https://www.grifi.fr/fr" xlink:type="simple">https://www.grifi.fr/fr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</text:span><text:span text:style-name="T3">TALK ERWIN ETC, FONTS &amp; FACES IN ALL THEIR FORMS</text:span></text:p>
            <text:p><text:span text:style-name="T2">▶ INTERNATIONAL TYPE SYMPOSIUM</text:span></text:p>
            <text:p><text:span text:style-name="T2">▶ ‘FONTS &amp; FACES IN ALL THEIR FORMS’</text:span></text:p>
            <text:p><text:span text:style-name="T2">▶ ERWIN ETC</text:span></text:p>
          </table:table-cell>
        </table:table-row>
        <table:table-row table:style-name="ro1">
          <table:table-cell office:value-type="string" calcext:value-type="string">
            <text:p><text:span text:style-name="T1">CÉCILE FAURE</text:span></text:p>
          </table:table-cell>
          <table:table-cell office:value-type="string" calcext:value-type="string">
            <text:p><text:a xlink:href="https://faure-cecile.xyz/" xlink:type="simple">https://faure-cecile.xyz/</text:a></text:p>
          </table:table-cell>
          <table:table-cell office:value-type="string" calcext:value-type="string">
            <text:p><text:a xlink:href="mailto:cecile.faure@lacambre.be" xlink:type="simple">cecile.faure@lacambre.be</text:a></text:p>
          </table:table-cell>
          <table:table-cell office:value-type="string" calcext:value-type="string">
            <text:p><text:a xlink:href="https://github.com/cecile-faure" xlink:type="simple">https://github.com/cecile-faure</text:a></text:p>
          </table:table-cell>
          <table:table-cell office:value-type="string" calcext:value-type="string">
            <text:p><text:span text:style-name="T2">@cecil_faure (INSTAGRAM)</text:span></text:p>
          </table:table-cell>
          <table:table-cell office:value-type="string" calcext:value-type="string">
            <text:p><text:a xlink:href="https://www.instagram.com/cecil_faure/?hl=fr" xlink:type="simple">https://www.instagram.com/cecil_faure/?hl=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Workshop à rentrer</text:span></text:p>
          </table:table-cell>
        </table:table-row>
        <table:table-row table:style-name="ro1">
          <table:table-cell office:value-type="string" calcext:value-type="string">
            <text:p><text:span text:style-name="T1">Cédric Rossignol-Brunet</text:span></text:p>
          </table:table-cell>
          <table:table-cell office:value-type="string" calcext:value-type="string">
            <text:p><text:a xlink:href="https://cedricrossignolbrunet.com/" xlink:type="simple">https://cedricrossignolbrunet.com/</text:a></text:p>
          </table:table-cell>
          <table:table-cell office:value-type="string" calcext:value-type="string">
            <text:p><text:a xlink:href="mailto:contact@cedricrossignolbrunet.com" xlink:type="simple">contact@cedricrossignolbrunet.com</text:a></text:p>
          </table:table-cell>
          <table:table-cell office:value-type="string" calcext:value-type="string">
            <text:p><text:a xlink:href="https://gitlab.com/cedr_r" xlink:type="simple">https://gitlab.com/cedr_r</text:a></text:p>
          </table:table-cell>
          <table:table-cell office:value-type="string" calcext:value-type="string">
            <text:p><text:span text:style-name="T2">@cedric_rb (INSTAGRAM)</text:span></text:p>
          </table:table-cell>
          <table:table-cell office:value-type="string" calcext:value-type="string">
            <text:p><text:a xlink:href="https://www.instagram.com/cedric_rb/" xlink:type="simple">https://www.instagram.com/cedric_rb/</text:a></text:p>
          </table:table-cell>
          <table:table-cell office:value-type="string" calcext:value-type="string">
            <text:p><text:span text:style-name="T2">FOND DE RIZ</text:span></text:p>
          </table:table-cell>
          <table:table-cell office:value-type="string" calcext:value-type="string">
            <text:p><text:a xlink:href="https://fonderiz.fr/" xlink:type="simple">https://fonderiz.fr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ÉLISE GAY</text:span></text:p>
          </table:table-cell>
          <table:table-cell office:value-type="string" calcext:value-type="string">
            <text:p><text:a xlink:href="http://www.e-k.fr/" xlink:type="simple">http://www.e-k.fr/</text:a></text:p>
          </table:table-cell>
          <table:table-cell office:value-type="string" calcext:value-type="string">
            <text:p><text:a xlink:href="mailto:elise-kevin@e-k.fr" xlink:type="simple">elise-kevin@e-k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elisegay_kevindonnot (INSTAGRAM)</text:span></text:p>
          </table:table-cell>
          <table:table-cell office:value-type="string" calcext:value-type="string">
            <text:p><text:a xlink:href="https://www.instagram.com/elisegay_kevindonnot/?hl=fr" xlink:type="simple">https://www.instagram.com/elisegay_kevindonnot/?hl=fr</text:a></text:p>
          </table:table-cell>
          <table:table-cell office:value-type="string" calcext:value-type="string">
            <text:p><text:span text:style-name="T2">▶ E+K</text:span></text:p>
            <text:p>▶ REVUE BACK OFFICE</text:p>
          </table:table-cell>
          <table:table-cell office:value-type="string" calcext:value-type="string">
            <text:p><text:span text:style-name="T2">▶ </text:span><text:span text:style-name="T2"><text:a xlink:href="http://www.e-k.fr/" xlink:type="simple">http://www.e-k.fr/</text:a></text:span></text:p>
            <text:p><text:span text:style-name="T2">▶ </text:span><text:span text:style-name="T2"><text:a xlink:href="http://www.revue-backoffice.com/" xlink:type="simple">http://www.revue-backoffice.com/</text:a></text:span></text:p>
          </table:table-cell>
          <table:table-cell office:value-type="string" calcext:value-type="string">
            <text:p><text:span text:style-name="T2">BACK OFFICE N</text:span><text:span text:style-name="T8">°5 </text:span><text:span text:style-name="T10">- DESIGN GRAPHIQUE ET PRATIQUES NUMERIQUES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ERIC SCHRIJVER</text:span></text:p>
          </table:table-cell>
          <table:table-cell office:value-type="string" calcext:value-type="string">
            <text:p><text:a xlink:href="https://ericschrijver.nl/" xlink:type="simple">https://ericschrijver.nl/</text:a></text:p>
          </table:table-cell>
          <table:table-cell office:value-type="string" calcext:value-type="string">
            <text:p><text:a xlink:href="mailto:eric@ericschrijver.nl" xlink:type="simple">eric@ericschrijver.nl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Eric Schrijver (FACEBOOK)</text:span></text:p>
            <text:p>▶ @ericschrijver (TWITTER)</text:p>
          </table:table-cell>
          <table:table-cell office:value-type="string" calcext:value-type="string">
            <text:p><text:span text:style-name="T2">▶ </text:span><text:span text:style-name="T2"><text:a xlink:href="https://www.facebook.com/schrijver" xlink:type="simple">https://www.facebook.com/schrijver</text:a></text:span></text:p>
            <text:p><text:span text:style-name="T2">▶ </text:span><text:span text:style-name="T2"><text:a xlink:href="https://twitter.com/ericschrijver" xlink:type="simple">https://twitter.com/ericschrijver</text:a></text:span></text:p>
          </table:table-cell>
          <table:table-cell office:value-type="string" calcext:value-type="string">
            <text:p><text:span text:style-name="T2">OPEN SOURCE PUBLISHING (OSP)</text:span></text:p>
          </table:table-cell>
          <table:table-cell office:value-type="string" calcext:value-type="string">
            <text:p><text:a xlink:href="http://osp.kitchen/" xlink:type="simple">http://osp.kitchen/</text:a></text:p>
          </table:table-cell>
          <table:table-cell office:value-type="string" calcext:value-type="string">
            <text:p><text:span text:style-name="T2">▶ BACK OFFICE N</text:span><text:span text:style-name="T8">°</text:span><text:span text:style-name="T9">2</text:span><text:span text:style-name="T10"> - DESIGN GRAPHIQUE ET PRATIQUES NUMERIQUES</text:span></text:p>
            <text:p><text:span text:style-name="T7">▶ PUBLIER, COPIER, SORTIR DE L’OBSCURITÉ</text:span></text:p>
            <text:p><text:span text:style-name="T7">▶ NO-ONE STARTS FROM SCRATCH</text:span></text:p>
          </table:table-cell>
          <table:table-cell office:value-type="string" calcext:value-type="string">
            <text:p><text:span text:style-name="T2">▶ </text:span><text:span text:style-name="T3">COLLOQUE ENSADLAB INVITE PREPOSTPRINT</text:span></text:p>
            <text:p><text:span text:style-name="T2">▶ COLLABORATIVE OPEN SOURCE TYPE DESIGN WORKSHOP</text:span></text:p>
            <text:p><text:span text:style-name="T2">▶ WRITE ME A SHADOW</text:span></text:p>
            <text:p><text:span text:style-name="T2">▶ ON THE SHOULDERS OF GIANTS - SEMAINE THÉMATIQUE </text:span></text:p>
          </table:table-cell>
        </table:table-row>
        <table:table-row table:style-name="ro1">
          <table:table-cell office:value-type="string" calcext:value-type="string">
            <text:p><text:span text:style-name="T1">ÉTIENNE OZERAY</text:span></text:p>
          </table:table-cell>
          <table:table-cell office:value-type="string" calcext:value-type="string">
            <text:p><text:a xlink:href="http://www.etienneozeray.fr/" xlink:type="simple">http://www.etienneozeray.fr/</text:a></text:p>
          </table:table-cell>
          <table:table-cell office:value-type="string" calcext:value-type="string">
            <text:p><text:a xlink:href="mailto:salut@etienneozeray.fr" xlink:type="simple">salut@etienneozeray.fr</text:a></text:p>
          </table:table-cell>
          <table:table-cell office:value-type="string" calcext:value-type="string">
            <text:p><text:a xlink:href="https://gitlab.com/EtienneOz" xlink:type="simple">https://gitlab.com/EtienneOz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LUUSE</text:span></text:p>
          </table:table-cell>
          <table:table-cell office:value-type="string" calcext:value-type="string">
            <text:p><text:a xlink:href="http://www.luuse.io/" xlink:type="simple">http://www.luuse.io/</text:a></text:p>
          </table:table-cell>
          <table:table-cell office:value-type="string" calcext:value-type="string">
            <text:p><text:span text:style-name="T7">▶ CULTURE LIBRE ET TYPOGRAPHIE</text:span></text:p>
            <text:p><text:span text:style-name="T2">▶ POUR UN DESIGN GRAPHIQUE LIBRE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GIJS DE HEIJ</text:span></text:p>
          </table:table-cell>
          <table:table-cell office:value-type="string" calcext:value-type="string">
            <text:p><text:a xlink:href="http://de-heij.com/" xlink:type="simple">http://de-heij.com/</text:a></text:p>
          </table:table-cell>
          <table:table-cell office:value-type="string" calcext:value-type="string">
            <text:p><text:a xlink:href="mailto:gijs@de-heij.com" xlink:type="simple">gijs@de-heij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OPEN SOURCE PUBLISHING (OSP)</text:span></text:p>
            <text:p>▶ ALGOLIT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s://www.algolit.net/" xlink:type="simple">https://www.algolit.net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METAPOST ANRT</text:span></text:p>
          </table:table-cell>
        </table:table-row>
        <table:table-row table:style-name="ro1">
          <table:table-cell office:value-type="string" calcext:value-type="string">
            <text:p><text:span text:style-name="T1">GUILLAUME AYOUB</text:span></text:p>
          </table:table-cell>
          <table:table-cell office:value-type="string" calcext:value-type="string">
            <text:p><text:a xlink:href="https://www.yabz.fr/" xlink:type="simple">https://www.yabz.fr/</text:a></text:p>
          </table:table-cell>
          <table:table-cell office:value-type="string" calcext:value-type="string">
            <text:p><text:a xlink:href="mailto:guillaume@yabz.fr" xlink:type="simple">guillaume@yabz.fr</text:a></text:p>
          </table:table-cell>
          <table:table-cell office:value-type="string" calcext:value-type="string">
            <text:p><text:span text:style-name="T2">▶ </text:span><text:span text:style-name="T2"><text:a xlink:href="https://github.com/liZe" xlink:type="simple">https://github.com/liZe</text:a></text:span></text:p>
            <text:p><text:span text:style-name="T2">▶ </text:span><text:span text:style-name="T2"><text:a xlink:href="https://gitlab.com/liZe" xlink:type="simple">https://gitlab.com/liZe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WEASY PRINT</text:span></text:p>
            <text:p>▶ RADICALE</text:p>
            <text:p>▶ CAIROSVG</text:p>
            <text:p>▶ PYPHEN</text:p>
          </table:table-cell>
          <table:table-cell office:value-type="string" calcext:value-type="string">
            <text:p><text:span text:style-name="T2">▶ </text:span><text:span text:style-name="T2"><text:a xlink:href="https://weasyprint.org/" xlink:type="simple">https://weasyprint.org/</text:a></text:span></text:p>
            <text:p><text:span text:style-name="T2">▶ </text:span><text:span text:style-name="T2"><text:a xlink:href="https://radicale.org/v3.html" xlink:type="simple">https://radicale.org/v3.html</text:a></text:span></text:p>
            <text:p><text:span text:style-name="T2">▶ </text:span><text:span text:style-name="T2"><text:a xlink:href="https://cairosvg.org/" xlink:type="simple">https://cairosvg.org/</text:a></text:span></text:p>
            <text:p><text:span text:style-name="T2">▶ </text:span><text:span text:style-name="T2"><text:a xlink:href="https://pyphen.org/" xlink:type="simple">https://pyphen.org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JDLL 2023</text:span></text:p>
          </table:table-cell>
        </table:table-row>
        <table:table-row table:style-name="ro1">
          <table:table-cell office:value-type="string" calcext:value-type="string">
            <text:p><text:span text:style-name="T1">JÉRÉMY LANDES</text:span></text:p>
          </table:table-cell>
          <table:table-cell office:value-type="string" calcext:value-type="string">
            <text:p><text:a xlink:href="http://studiotriple.fr/" xlink:type="simple">http://studiotriple.fr/</text:a></text:p>
          </table:table-cell>
          <table:table-cell office:value-type="string" calcext:value-type="string">
            <text:p><text:a xlink:href="mailto:jeremy@studiotriple.fr" xlink:type="simple">jeremy@studiotriple.fr</text:a></text:p>
          </table:table-cell>
          <table:table-cell office:value-type="string" calcext:value-type="string">
            <text:p><text:a xlink:href="https://gitlab.com/StudioTriple" xlink:type="simple">https://gitlab.com/StudioTriple</text:a></text:p>
          </table:table-cell>
          <table:table-cell office:value-type="string" calcext:value-type="string">
            <text:p><text:span text:style-name="T2">@studiotriple_ (INSTAGRAM)</text:span></text:p>
          </table:table-cell>
          <table:table-cell office:value-type="string" calcext:value-type="string">
            <text:p><text:a xlink:href="https://www.instagram.com/studiotriple_/?hl=fr" xlink:type="simple">https://www.instagram.com/studiotriple_/?hl=fr</text:a></text:p>
          </table:table-cell>
          <table:table-cell office:value-type="string" calcext:value-type="string">
            <text:p><text:span text:style-name="T2">▶ VELVETYNE </text:span></text:p>
            <text:p>▶ STUDIO TRIPLE</text:p>
          </table:table-cell>
          <table:table-cell office:value-type="string" calcext:value-type="string">
            <text:p><text:span text:style-name="T2">▶ </text:span><text:span text:style-name="T2"><text:a xlink:href="http://velvetyne.fr/" xlink:type="simple">http://velvetyne.fr/</text:a></text:span></text:p>
            <text:p><text:span text:style-name="T2">▶ </text:span><text:span text:style-name="T2"><text:a xlink:href="http://studiotriple.fr/" xlink:type="simple">http://studiotriple.fr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JOHN CASERTA</text:span></text:p>
          </table:table-cell>
          <table:table-cell office:value-type="string" calcext:value-type="string">
            <text:p><text:span text:style-name="T2">▶ </text:span><text:span text:style-name="T2"><text:a xlink:href="https://johncaserta.com/" xlink:type="simple">https://johncaserta.com/</text:a></text:span></text:p>
            <text:p><text:span text:style-name="T2">▶ </text:span><text:span text:style-name="T2"><text:a xlink:href="http://johncaserta.com/webtoprint.html" xlink:type="simple">http://johncaserta.com/webtoprint.html</text:a></text:span></text:p>
          </table:table-cell>
          <table:table-cell office:value-type="string" calcext:value-type="string">
            <text:p><text:a xlink:href="mailto:info@johncaserta.com" xlink:type="simple">info@johncaserta.com</text:a></text:p>
          </table:table-cell>
          <table:table-cell office:value-type="string" calcext:value-type="string">
            <text:p><text:a xlink:href="https://github.com/jcaserta" xlink:type="simple">https://github.com/jcaserta</text:a></text:p>
          </table:table-cell>
          <table:table-cell office:value-type="string" calcext:value-type="string">
            <text:p><text:span text:style-name="T2">@johncaserta (INSTAGRAM)</text:span></text:p>
          </table:table-cell>
          <table:table-cell office:value-type="string" calcext:value-type="string">
            <text:p><text:a xlink:href="https://www.instagram.com/johncaserta/" xlink:type="simple">https://www.instagram.com/johncaserta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JON VAN OAST</text:span></text:p>
          </table:table-cell>
          <table:table-cell office:value-type="string" calcext:value-type="string">
            <text:p><text:a xlink:href="https://jon.scribble.com/" xlink:type="simple">https://jon.scribble.com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https://github.com/naknomum" xlink:type="simple">https://github.com/naknomum</text:a></text:p>
          </table:table-cell>
          <table:table-cell office:value-type="string" calcext:value-type="string">
            <text:p><text:span text:style-name="T2">@</text:span><text:span text:style-name="T2"><text:a xlink:href="mailto:Mumonkan@mastodon.online" xlink:type="simple">Mumonkan@mastodon.online</text:a></text:span><text:span text:style-name="T5"> </text:span><text:span text:style-name="T2">(MASTODON)</text:span></text:p>
          </table:table-cell>
          <table:table-cell office:value-type="string" calcext:value-type="string">
            <text:p><text:a xlink:href="https://mastodon.online/@Mumonkan" xlink:type="simple">https://mastodon.online/@Mumonkan</text:a></text:p>
          </table:table-cell>
          <table:table-cell office:value-type="string" calcext:value-type="string">
            <text:p><text:span text:style-name="T2">JZIN</text:span></text:p>
          </table:table-cell>
          <table:table-cell office:value-type="string" calcext:value-type="string">
            <text:p><text:a xlink:href="https://github.com/naknomum/jzin" xlink:type="simple">https://github.com/naknomum/jzin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Julia Veljkovic</text:span></text:p>
          </table:table-cell>
          <table:table-cell office:value-type="string" calcext:value-type="string">
            <text:p><text:a xlink:href="https://juliaveljkovic.com/" xlink:type="simple">https://juliaveljkovic.com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juliaveljkovic (INSTAGRAM)</text:span></text:p>
          </table:table-cell>
          <table:table-cell office:value-type="string" calcext:value-type="string">
            <text:p><text:a xlink:href="https://www.instagram.com/juliaveljkovic/?hl=fr" xlink:type="simple">https://www.instagram.com/juliaveljkovic/?hl=fr</text:a></text:p>
          </table:table-cell>
          <table:table-cell office:value-type="string" calcext:value-type="string">
            <text:p><text:span text:style-name="T2">Studio Cascade</text:span></text:p>
          </table:table-cell>
          <table:table-cell office:value-type="string" calcext:value-type="string">
            <text:p><text:a xlink:href="https://studio-cascade.fr/" xlink:type="simple">https://studio-cascade.fr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JULIE BLANC</text:span></text:p>
          </table:table-cell>
          <table:table-cell office:value-type="string" calcext:value-type="string">
            <text:p><text:a xlink:href="https://julie-blanc.fr/" xlink:type="simple">https://julie-blanc.fr/</text:a></text:p>
          </table:table-cell>
          <table:table-cell office:value-type="string" calcext:value-type="string">
            <text:p><text:a xlink:href="mailto:contact@julie-blanc.fr" xlink:type="simple">contact@julie-blanc.fr</text:a></text:p>
          </table:table-cell>
          <table:table-cell office:value-type="string" calcext:value-type="string">
            <text:p><text:a xlink:href="https://github.com/JulieBlanc" xlink:type="simple">https://github.com/JulieBlanc</text:a></text:p>
          </table:table-cell>
          <table:table-cell office:value-type="string" calcext:value-type="string">
            <text:p><text:span text:style-name="T2">@julieblancfr (INSTAGRAM)</text:span></text:p>
          </table:table-cell>
          <table:table-cell office:value-type="string" calcext:value-type="string">
            <text:p><text:a xlink:href="https://www.instagram.com/julieblancfr/" xlink:type="simple">https://www.instagram.com/julieblancfr/</text:a></text:p>
          </table:table-cell>
          <table:table-cell office:value-type="string" calcext:value-type="string">
            <text:p><text:span text:style-name="T2">▶ CABBAGE THREE LABS</text:span></text:p>
            <text:p>▶ PAGED.JS</text:p>
            <text:p>▶ PREPOSTPRINT</text:p>
            <text:p>▶ Studio Cascade</text:p>
          </table:table-cell>
          <table:table-cell office:value-type="string" calcext:value-type="string">
            <text:p><text:span text:style-name="T2">▶ </text:span><text:span text:style-name="T2"><text:a xlink:href="https://discourse.cabbagetreelabs.org/" xlink:type="simple">https://discourse.cabbagetreelabs.org/</text:a></text:span></text:p>
            <text:p><text:span text:style-name="T2">▶ </text:span><text:span text:style-name="T2"><text:a xlink:href="https://pagedjs.org/" xlink:type="simple">https://pagedjs.org/</text:a></text:span></text:p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s://studio-cascade.fr/" xlink:type="simple">https://studio-cascade.fr/</text:a></text:span></text:p>
          </table:table-cell>
          <table:table-cell office:value-type="string" calcext:value-type="string">
            <text:p><text:span text:style-name="T7">▶ (RE)PENSER LES CHAÎNES ÉDITORIALES : SOUTENABILITÉ ET ÉMANCIPATION</text:span></text:p>
            <text:p><text:span text:style-name="T2">▶ N°28 - GRAPHISME EN FRANCE - CRÉATION, OUTILS, RECHERCHE, 2022</text:span></text:p>
            <text:p><text:span text:style-name="T7">▶ CODE X – PREPOSTPRINT</text:span></text:p>
          </table:table-cell>
          <table:table-cell office:value-type="string" calcext:value-type="string">
            <text:p><text:span text:style-name="T2">▶ HACKATHON PAGED.JS (ORGANISATEUR)</text:span></text:p>
            <text:p><text:span text:style-name="T2">▶ SALON DE L'ÉDITION ALTERNATIVE PREPOSTPRINT</text:span></text:p>
            <text:p><text:span text:style-name="T2">▶ </text:span><text:span text:style-name="T3">COLLOQUE ENSADLAB INVITE PREPOSTPRINT</text:span></text:p>
            <text:p><text:span text:style-name="T2">▶ CRÉATION HYBRIDE AVEC DES OUTILS NUMÉRIQUES LIBRES</text:span></text:p>
            <text:p><text:span text:style-name="T2">▶ </text:span><text:span text:style-name="T3">MARDI DE LURE #23 / MANIFESTES ET ÉVOLUTIONS GRAPHIQUES</text:span></text:p>
            <text:p><text:span text:style-name="T2">▶ </text:span><text:span text:style-name="T3">SCRIPTER GUTENBERG: DES PUBLICATION DE PAPIER ET D’ÉCRAN</text:span></text:p>
            <text:p><text:span text:style-name="T2">▶ LES FORMES DU WEB</text:span></text:p>
            <text:p><text:span text:style-name="T2">▶ WORKSHOP PAGED.JS</text:span></text:p>
            <text:p><text:span text:style-name="T17">▶ JDLL 2023</text:span></text:p>
            <text:p><text:span text:style-name="T17">▶ </text:span><text:span text:style-name="T18">HACKATHON PPP (GÉNÉRALE)</text:span></text:p>
          </table:table-cell>
        </table:table-row>
        <table:table-row table:style-name="ro1">
          <table:table-cell office:value-type="string" calcext:value-type="string">
            <text:p><text:span text:style-name="T1">JULIEN BIDORET</text:span></text:p>
          </table:table-cell>
          <table:table-cell office:value-type="string" calcext:value-type="string">
            <text:p><text:a xlink:href="https://accentgrave.net/" xlink:type="simple">https://accentgrave.net/</text:a></text:p>
          </table:table-cell>
          <table:table-cell office:value-type="string" calcext:value-type="string">
            <text:p><text:a xlink:href="mailto:bonjour@accentgrave.net" xlink:type="simple">bonjour@accentgrave.net</text:a></text:p>
          </table:table-cell>
          <table:table-cell office:value-type="string" calcext:value-type="string">
            <text:p><text:a xlink:href="https://github.com/jbidoret" xlink:type="simple">https://github.com/jbidoret</text:a></text:p>
          </table:table-cell>
          <table:table-cell office:value-type="string" calcext:value-type="string">
            <text:p><text:span text:style-name="T2">@jlbdrt (INSTAGRAM)</text:span></text:p>
          </table:table-cell>
          <table:table-cell office:value-type="string" calcext:value-type="string">
            <text:p><text:a xlink:href="https://www.instagram.com/jlbdrt/" xlink:type="simple">https://www.instagram.com/jlbdrt/</text:a></text:p>
          </table:table-cell>
          <table:table-cell office:value-type="string" calcext:value-type="string">
            <text:p><text:span text:style-name="T2">▶ </text:span><text:span text:style-name="T3">MAISON DES ÉDITIONS</text:span></text:p>
            <text:p><text:span text:style-name="T2">▶ </text:span><text:span text:style-name="T3">TILDE.CLUB</text:span></text:p>
            <text:p><text:span text:style-name="T5">RADICAL WEB DESIGN</text:span></text:p>
            <text:p><text:span text:style-name="T2">▶ PREPOSTPRINT</text:span></text:p>
            <text:p/>
          </table:table-cell>
          <table:table-cell office:value-type="string" calcext:value-type="string">
            <text:p><text:span text:style-name="T2">▶ </text:span><text:span text:style-name="T2"><text:a xlink:href="https://maisondeseditions.fr/fr" xlink:type="simple">https://maisondeseditions.fr/fr</text:a></text:span></text:p>
            <text:p><text:span text:style-name="T2">▶ </text:span><text:span text:style-name="T2"><text:a xlink:href="http://tilde.club/~julienbidoret/" xlink:type="simple">http://tilde.club/~julienbidoret/</text:a></text:span></text:p>
            <text:p><text:a xlink:href="https://radicalweb.design/fr" xlink:type="simple">https://radicalweb.design/fr</text:a></text:p>
            <text:p><text:span text:style-name="T2">▶ </text:span><text:span text:style-name="T2"><text:a xlink:href="https://prepostprint.org/" xlink:type="simple">https://prepostprint.org/</text:a></text:span></text:p>
            <text:p/>
          </table:table-cell>
          <table:table-cell office:value-type="string" calcext:value-type="string">
            <text:p><text:span text:style-name="T2">▶ </text:span><text:span text:style-name="T3">RADICAL WEB DESIGN</text:span></text:p>
            <text:p><text:span text:style-name="T7">▶ ACCENT GRAVE</text:span></text:p>
          </table:table-cell>
          <table:table-cell office:value-type="string" calcext:value-type="string">
            <text:p><text:span text:style-name="T2">▶ OPEN PUBLISHING FEST - UN VOYAGE WEB2PRINT</text:span></text:p>
            <text:p>▶ OPEN OPEN</text:p>
            <text:p>▶ L’IDÉAL ANARCHIQUE</text:p>
            <text:p>▶ FLUX-&gt;ÉCRAN-&gt;PAPIER</text:p>
          </table:table-cell>
        </table:table-row>
        <table:table-row table:style-name="ro1">
          <table:table-cell office:value-type="string" calcext:value-type="string">
            <text:p><text:span text:style-name="T1">JULIEN TACQUET 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mailto:julien@lesvoisinsdustudio.ch" xlink:type="simple">julien@lesvoisinsdustudio.ch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tacquetjulien (TWITTER)</text:span></text:p>
          </table:table-cell>
          <table:table-cell office:value-type="string" calcext:value-type="string">
            <text:p><text:a xlink:href="https://twitter.com/tacquetjulien" xlink:type="simple">https://twitter.com/tacquetjulien</text:a></text:p>
          </table:table-cell>
          <table:table-cell office:value-type="string" calcext:value-type="string">
            <text:p><text:span text:style-name="T2">▶ CABBAGE THREE LABS</text:span></text:p>
            <text:p>▶ PAGED.JS</text:p>
          </table:table-cell>
          <table:table-cell office:value-type="string" calcext:value-type="string">
            <text:p><text:span text:style-name="T2">▶ </text:span><text:span text:style-name="T2"><text:a xlink:href="https://discourse.cabbagetreelabs.org/" xlink:type="simple">https://discourse.cabbagetreelabs.org/</text:a></text:span></text:p>
            <text:p><text:span text:style-name="T2">▶ </text:span><text:span text:style-name="T2"><text:a xlink:href="https://pagedjs.org/" xlink:type="simple">https://pagedjs.org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HACKATHON PAGED.JS</text:span></text:p>
            <text:p><text:span text:style-name="T17">▶ JDLL 2023</text:span></text:p>
            <text:p><text:span text:style-name="T2">▶ OPEN PUBLISHING FEST - UN VOYAGE WEB2PRINT</text:span></text:p>
          </table:table-cell>
        </table:table-row>
        <table:table-row table:style-name="ro1">
          <table:table-cell office:value-type="string" calcext:value-type="string">
            <text:p><text:span text:style-name="T1">KÉVIN DONNOT</text:span></text:p>
          </table:table-cell>
          <table:table-cell office:value-type="string" calcext:value-type="string">
            <text:p><text:a xlink:href="http://www.e-k.fr/" xlink:type="simple">http://www.e-k.fr/</text:a></text:p>
          </table:table-cell>
          <table:table-cell office:value-type="string" calcext:value-type="string">
            <text:p><text:a xlink:href="mailto:elise-kevin@e-k.fr" xlink:type="simple">elise-kevin@e-k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elisegay_kevindonnot (INSTAGRAM)</text:span></text:p>
          </table:table-cell>
          <table:table-cell office:value-type="string" calcext:value-type="string">
            <text:p><text:a xlink:href="https://www.instagram.com/elisegay_kevindonnot/?hl=fr" xlink:type="simple">https://www.instagram.com/elisegay_kevindonnot/?hl=fr</text:a></text:p>
          </table:table-cell>
          <table:table-cell office:value-type="string" calcext:value-type="string">
            <text:p><text:span text:style-name="T2">▶ E+K</text:span></text:p>
            <text:p>▶ REVUE BACK OFFICE</text:p>
          </table:table-cell>
          <table:table-cell office:value-type="string" calcext:value-type="string">
            <text:p><text:span text:style-name="T2">▶ </text:span><text:span text:style-name="T2"><text:a xlink:href="http://www.e-k.fr/" xlink:type="simple">http://www.e-k.fr/</text:a></text:span></text:p>
            <text:p><text:span text:style-name="T2">▶ </text:span><text:span text:style-name="T2"><text:a xlink:href="http://www.revue-backoffice.com/" xlink:type="simple">http://www.revue-backoffice.com/</text:a></text:span></text:p>
          </table:table-cell>
          <table:table-cell office:value-type="string" calcext:value-type="string">
            <text:p><text:span text:style-name="T2">▶ N°18 - GRAPHISME EN FRANCE - CODE &lt;&gt; OUTILS &lt;&gt; DESIGN, 2012</text:span></text:p>
            <text:p><text:span text:style-name="T2">▶ BACK OFFICE N</text:span><text:span text:style-name="T8">°5 </text:span><text:span text:style-name="T10">- DESIGN GRAPHIQUE ET PRATIQUES NUMERIQUES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KIARA JOUHANNEAU</text:span></text:p>
          </table:table-cell>
          <table:table-cell office:value-type="string" calcext:value-type="string">
            <text:p><text:a xlink:href="https://kajoudesign.carrd.co/" xlink:type="simple">https://kajoudesign.carrd.co/</text:a></text:p>
          </table:table-cell>
          <table:table-cell office:value-type="string" calcext:value-type="string">
            <text:p><text:a xlink:href="mailto:kajou.design@gmail.com" xlink:type="simple">kajou.design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</text:span><text:span text:style-name="T2"><text:a xlink:href="mailto:kajou@post.lurk.org" xlink:type="simple">kajou@post.lurk.org</text:a></text:span><text:span text:style-name="T2"> (MASTODON)</text:span></text:p>
          </table:table-cell>
          <table:table-cell office:value-type="string" calcext:value-type="string">
            <text:p><text:a xlink:href="https://post.lurk.org/@kajou#" xlink:type="simple">https://post.lurk.org/@kajou#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OPEN PUBLISHING FEST - UN VOYAGE WEB2PRINT</text:span></text:p>
          </table:table-cell>
        </table:table-row>
        <table:table-row table:style-name="ro1">
          <table:table-cell office:value-type="string" calcext:value-type="string">
            <text:p><text:span text:style-name="T1">LAURA CONANT</text:span></text:p>
          </table:table-cell>
          <table:table-cell office:value-type="string" calcext:value-type="string">
            <text:p><text:a xlink:href="https://lauraconant.be/" xlink:type="simple">https://lauraconant.be/</text:a></text:p>
          </table:table-cell>
          <table:table-cell office:value-type="string" calcext:value-type="string">
            <text:p><text:a xlink:href="mailto:lau.conant@gmail.com" xlink:type="simple">lau.conant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lau_c_n_n_t (INSTAGRAM)</text:span></text:p>
          </table:table-cell>
          <table:table-cell office:value-type="string" calcext:value-type="string">
            <text:p><text:a xlink:href="https://www.instagram.com/lau_c_n_n_t/?hl=fr" xlink:type="simple">https://www.instagram.com/lau_c_n_n_t/?hl=fr</text:a></text:p>
          </table:table-cell>
          <table:table-cell office:value-type="string" calcext:value-type="string">
            <text:p><text:span text:style-name="T2">BYE BYE BINARI</text:span></text:p>
          </table:table-cell>
          <table:table-cell office:value-type="string" calcext:value-type="string">
            <text:p><text:a xlink:href="https://genderfluid.space/" xlink:type="simple">https://genderfluid.space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LÉONARD MABILLE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mailto:contact@luuse.io" xlink:type="simple">contact@luuse.io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LUUSE</text:span></text:p>
          </table:table-cell>
          <table:table-cell office:value-type="string" calcext:value-type="string">
            <text:p><text:a xlink:href="http://www.luuse.io/" xlink:type="simple">http://www.luuse.io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LORAINE FURTER</text:span></text:p>
          </table:table-cell>
          <table:table-cell office:value-type="string" calcext:value-type="string">
            <text:p><text:a xlink:href="https://www.lorainefurter.net/" xlink:type="simple">https://www.lorainefurter.net/</text:a></text:p>
          </table:table-cell>
          <table:table-cell office:value-type="string" calcext:value-type="string">
            <text:p><text:a xlink:href="mailto:info@lorainefurter.net" xlink:type="simple">info@lorainefurter.net</text:a></text:p>
          </table:table-cell>
          <table:table-cell office:value-type="string" calcext:value-type="string">
            <text:p><text:a xlink:href="https://gitlab.com/lfurter" xlink:type="simple">https://gitlab.com/lfurter</text:a></text:p>
          </table:table-cell>
          <table:table-cell office:value-type="string" calcext:value-type="string">
            <text:p><text:span text:style-name="T2">@lorainefurter (INSTAGRAM)</text:span></text:p>
          </table:table-cell>
          <table:table-cell office:value-type="string" calcext:value-type="string">
            <text:p><text:a xlink:href="https://www.instagram.com/lorainefurter/" xlink:type="simple">https://www.instagram.com/lorainefurter/</text:a></text:p>
          </table:table-cell>
          <table:table-cell office:value-type="string" calcext:value-type="string">
            <text:p><text:span text:style-name="T2">▶ FIG</text:span></text:p>
            <text:p><text:span text:style-name="T2">▶ BYE BYE BINARY</text:span></text:p>
            <text:p><text:span text:style-name="T2">▶ </text:span><text:span text:style-name="T2"><text:a xlink:href="https://www.design-research.be/by-womxn/" xlink:type="simple">BADASS LIBRE FONTS BY WOMXN</text:a></text:span></text:p>
            <text:p><text:span text:style-name="T2">▶ DESIGN RESEARCH.BE</text:span></text:p>
          </table:table-cell>
          <table:table-cell office:value-type="string" calcext:value-type="string">
            <text:p><text:span text:style-name="T2">▶ </text:span><text:span text:style-name="T2"><text:a xlink:href="https://2022.figliege.com/" xlink:type="simple">https://2022.figliege.com/</text:a></text:span><text:span text:style-name="T2"> </text:span></text:p>
            <text:p><text:span text:style-name="T2">▶ </text:span><text:span text:style-name="T2"><text:a xlink:href="https://genderfluid.space/" xlink:type="simple">https://genderfluid.space/</text:a></text:span></text:p>
            <text:p><text:span text:style-name="T2">▶ </text:span><text:span text:style-name="T2"><text:a xlink:href="https://www.design-research.be/by-womxn/" xlink:type="simple">https://www.design-research.be/by-womxn/</text:a></text:span></text:p>
            <text:p><text:span text:style-name="T2">▶ </text:span><text:span text:style-name="T2"><text:a xlink:href="https://www.design-research.be/ateliers" xlink:type="simple">https://www.design-research.be/ateliers</text:a></text:span></text:p>
          </table:table-cell>
          <table:table-cell office:value-type="string" calcext:value-type="string">
            <text:p><text:span text:style-name="T7">TROUBLE DANS LE GENRE - PÉDAGOGIE ALTERNATIVE DE L’ÉDITION HYBRIDE</text:span></text:p>
          </table:table-cell>
          <table:table-cell office:value-type="string" calcext:value-type="string">
            <text:p><text:span text:style-name="T2">▶ </text:span><text:span text:style-name="T3">COLLOQUE ENSADLAB INVITE PREPOSTPRINT</text:span></text:p>
            <text:p><text:span text:style-name="T17">▶ FIG (Festival Inopiné de Graphisme) ÉDITION 2019 ?</text:span></text:p>
            <text:p><text:span text:style-name="T2">▶ COLLABORATIVE OPEN SOURCE TYPE DESIGN WORKSHOP</text:span></text:p>
          </table:table-cell>
        </table:table-row>
        <table:table-row table:style-name="ro1">
          <table:table-cell office:value-type="string" calcext:value-type="string">
            <text:p><text:span text:style-name="T1">LOUIS ÉVEILLARD</text:span></text:p>
          </table:table-cell>
          <table:table-cell office:value-type="string" calcext:value-type="string">
            <text:p><text:a xlink:href="https://www.louiseveillard.com/" xlink:type="simple">https://www.louiseveillard.com/</text:a></text:p>
          </table:table-cell>
          <table:table-cell office:value-type="string" calcext:value-type="string">
            <text:p><text:span text:style-name="T2"><text:a xlink:href="mailto:hello@louiseveillard.com" xlink:type="simple">hello@louiseveillard.com</text:a></text:span><text:span text:style-name="T2"> </text:span></text:p>
          </table:table-cell>
          <table:table-cell office:value-type="string" calcext:value-type="string">
            <text:p><text:a xlink:href="https://github.com/louis-ev" xlink:type="simple">https://github.com/louis-ev</text:a></text:p>
          </table:table-cell>
          <table:table-cell office:value-type="string" calcext:value-type="string">
            <text:p><text:span text:style-name="T2">@timetofirstfix (TWITTER)</text:span></text:p>
          </table:table-cell>
          <table:table-cell office:value-type="string" calcext:value-type="string">
            <text:p><text:a xlink:href="https://twitter.com/timetofirstfix" xlink:type="simple">https://twitter.com/timetofirstfix</text:a></text:p>
          </table:table-cell>
          <table:table-cell office:value-type="string" calcext:value-type="string">
            <text:p><text:span text:style-name="T2">ATELIER DES CHERCHEURS</text:span></text:p>
          </table:table-cell>
          <table:table-cell office:value-type="string" calcext:value-type="string">
            <text:p><text:a xlink:href="https://latelier-des-chercheurs.fr/" xlink:type="simple">https://latelier-des-chercheurs.fr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HACKATHON PAGED.JS</text:span></text:p>
            <text:p><text:span text:style-name="T2">▶ WORKSHOP WEB P5.JS </text:span></text:p>
            <text:p><text:span text:style-name="T2">▶ ON THE SHOULDERS OF GIANTS - SEMAINE THÉMATIQUE </text:span></text:p>
            <text:p><text:span text:style-name="T2">▶ SALON DE L'ÉDITION ALTERNATIVE PREPOSTPRINT</text:span></text:p>
            <text:p><text:span text:style-name="T2">▶ </text:span><text:span text:style-name="T3">COLLOQUE ENSADLAB INVITE PREPOSTPRINT</text:span></text:p>
          </table:table-cell>
        </table:table-row>
        <table:table-row table:style-name="ro1">
          <table:table-cell office:value-type="string" calcext:value-type="string">
            <text:p><text:span text:style-name="T1">LOUISE DRULHE</text:span></text:p>
          </table:table-cell>
          <table:table-cell office:value-type="string" calcext:value-type="string">
            <text:p><text:a xlink:href="https://louisedrul.com/" xlink:type="simple">https://louisedrul.com/</text:a></text:p>
          </table:table-cell>
          <table:table-cell office:value-type="string" calcext:value-type="string">
            <text:p><text:a xlink:href="mailto:louise.drul@gmail.com" xlink:type="simple">louise.drul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louisedrul (INSTAGRAM)</text:span></text:p>
          </table:table-cell>
          <table:table-cell office:value-type="string" calcext:value-type="string">
            <text:p><text:a xlink:href="https://www.instagram.com/louisedrul/" xlink:type="simple">https://www.instagram.com/louisedrul/</text:a></text:p>
          </table:table-cell>
          <table:table-cell office:value-type="string" calcext:value-type="string">
            <text:p><text:span text:style-name="T2">PREPOSTPRINT</text:span></text:p>
          </table:table-cell>
          <table:table-cell office:value-type="string" calcext:value-type="string">
            <text:p><text:a xlink:href="https://prepostprint.org/" xlink:type="simple">https://prepostprint.org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SALON DE L'ÉDITION ALTERNATIVE PREPOSTPRINT</text:span></text:p>
          </table:table-cell>
        </table:table-row>
        <table:table-row table:style-name="ro1">
          <table:table-cell office:value-type="string" calcext:value-type="string">
            <text:p><text:span text:style-name="T1">LUCAS LE BIHAN</text:span></text:p>
          </table:table-cell>
          <table:table-cell office:value-type="string" calcext:value-type="string">
            <text:p><text:a xlink:href="https://lucaslebihan.fr/" xlink:type="simple">https://lucaslebihan.fr/</text:a></text:p>
          </table:table-cell>
          <table:table-cell office:value-type="string" calcext:value-type="string">
            <text:p><text:a xlink:href="mailto:lucas.bihan@gmail.com" xlink:type="simple">lucas.bihan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</text:span><text:span text:style-name="T2"><text:a xlink:href="mailto:lucaslebihan@typo.social" xlink:type="simple">lucaslebihan@typo.social</text:a></text:span><text:span text:style-name="T5"> </text:span><text:span text:style-name="T2">(MASTODON)</text:span></text:p>
          </table:table-cell>
          <table:table-cell office:value-type="string" calcext:value-type="string">
            <text:p><text:a xlink:href="https://typo.social/@lucaslebihan" xlink:type="simple">https://typo.social/@lucaslebihan</text:a></text:p>
          </table:table-cell>
          <table:table-cell office:value-type="string" calcext:value-type="string">
            <text:p><text:span text:style-name="T2">VELVETYNE</text:span></text:p>
          </table:table-cell>
          <table:table-cell office:value-type="string" calcext:value-type="string">
            <text:p><text:a xlink:href="http://velvetyne.fr/" xlink:type="simple">http://velvetyne.fr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LUCIE ANGLADE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mailto:lucie@courtbouillon.org" xlink:type="simple">lucie@courtbouillon.org</text:a></text:p>
          </table:table-cell>
          <table:table-cell office:value-type="string" calcext:value-type="string">
            <text:p><text:a xlink:href="https://github.com/grewn0uille" xlink:type="simple">https://github.com/grewn0uille</text:a></text:p>
          </table:table-cell>
          <table:table-cell office:value-type="string" calcext:value-type="string">
            <text:p><text:span text:style-name="T2"><text:a xlink:href="https://twitter.com/grewn0uille" xlink:type="simple">@grewn0uille</text:a></text:span><text:span text:style-name="T2"> (TWITTER)</text:span></text:p>
            <text:p/>
          </table:table-cell>
          <table:table-cell office:value-type="string" calcext:value-type="string">
            <text:p><text:a xlink:href="https://twitter.com/grewn0uille" xlink:type="simple">https://twitter.com/grewn0uille</text:a></text:p>
          </table:table-cell>
          <table:table-cell office:value-type="string" calcext:value-type="string">
            <text:p><text:span text:style-name="T2">WEASYPRINT</text:span></text:p>
          </table:table-cell>
          <table:table-cell office:value-type="string" calcext:value-type="string">
            <text:p><text:span text:style-name="T5"><text:a xlink:href="https://weasyprint.org/" xlink:type="simple">https://weasyprint.org/</text:a></text:span><text:span text:style-name="T5"> 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LUDIVINE LOISEAU</text:span></text:p>
          </table:table-cell>
          <table:table-cell office:value-type="string" calcext:value-type="string">
            <text:p><text:a xlink:href="https://www.ludi.be/" xlink:type="simple">https://www.ludi.be/</text:a></text:p>
          </table:table-cell>
          <table:table-cell office:value-type="string" calcext:value-type="string">
            <text:p><text:a xlink:href="mailto:hello@ludi.be" xlink:type="simple">hello@ludi.be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OPEN SOURCE PUBLISHING (OSP)</text:span></text:p>
          </table:table-cell>
          <table:table-cell office:value-type="string" calcext:value-type="string">
            <text:p><text:a xlink:href="http://osp.kitchen/" xlink:type="simple">http://osp.kitchen/</text:a></text:p>
          </table:table-cell>
          <table:table-cell office:value-type="string" calcext:value-type="string">
            <text:p><text:span text:style-name="T2">OPEN SOURCE PUBLISHING, RELEARN</text:span></text:p>
          </table:table-cell>
          <table:table-cell office:value-type="string" calcext:value-type="string">
            <text:p><text:span text:style-name="T2">WRITE ME A SHADOW</text:span></text:p>
          </table:table-cell>
        </table:table-row>
        <table:table-row table:style-name="ro1">
          <table:table-cell office:value-type="string" calcext:value-type="string">
            <text:p><text:span text:style-name="T1">MANETTA  BERENDS</text:span></text:p>
          </table:table-cell>
          <table:table-cell office:value-type="string" calcext:value-type="string">
            <text:p><text:a xlink:href="https://manettaberends.nl/" xlink:type="simple">https://manettaberends.nl/</text:a></text:p>
          </table:table-cell>
          <table:table-cell office:value-type="string" calcext:value-type="string">
            <text:p><text:a xlink:href="mailto:mail@manettaberends.nl" xlink:type="simple">mail@manettaberends.nl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</text:span><text:span text:style-name="T2"><text:a xlink:href="mailto:manetta@post.lurk.org" xlink:type="simple">manetta@post.lurk.org</text:a></text:span><text:span text:style-name="T5"> </text:span><text:span text:style-name="T2">(MASTODON)</text:span></text:p>
          </table:table-cell>
          <table:table-cell office:value-type="string" calcext:value-type="string">
            <text:p><text:a xlink:href="https://post.lurk.org/@manetta" xlink:type="simple">https://post.lurk.org/@manetta</text:a></text:p>
          </table:table-cell>
          <table:table-cell office:value-type="string" calcext:value-type="string">
            <text:p><text:span text:style-name="T2">▶ VARIA</text:span></text:p>
            <text:p><text:span text:style-name="T2">▶ PREPOSTPRINT</text:span></text:p>
            <text:p><text:span text:style-name="T2">CREATIVE CROWDS (CC)</text:span></text:p>
            <text:p><text:span text:style-name="T5">XPUB (enseignante)</text:span></text:p>
            <text:p><text:span text:style-name="T5">OSP (RÉSIDENCE)</text:span></text:p>
          </table:table-cell>
          <table:table-cell office:value-type="string" calcext:value-type="string">
            <text:p><text:span text:style-name="T2">▶ </text:span><text:span text:style-name="T2"><text:a xlink:href="https://varia.zone/" xlink:type="simple">https://varia.zone/</text:a></text:span></text:p>
            <text:p><text:span text:style-name="T2">▶ </text:span><text:span text:style-name="T2"><text:a xlink:href="https://prepostprint.org/" xlink:type="simple">https://prepostprint.org/</text:a></text:span></text:p>
            <text:p><text:a xlink:href="https://cc.vvvvvvaria.org/" xlink:type="simple">https://cc.vvvvvvaria.org/</text:a></text:p>
            <text:p><text:a xlink:href="https://xpub.nl/" xlink:type="simple">https://xpub.nl/</text:a></text:p>
            <text:p><text:a xlink:href="http://osp.kitchen/" xlink:type="simple">http://osp.kitchen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Publishing Partyline</text:span></text:p>
          </table:table-cell>
        </table:table-row>
        <table:table-row table:style-name="ro1">
          <table:table-cell office:value-type="string" calcext:value-type="string">
            <text:p><text:span text:style-name="T1">MANUEL VASQUEZ</text:span></text:p>
          </table:table-cell>
          <table:table-cell office:value-type="string" calcext:value-type="string">
            <text:p><text:span text:style-name="T2"><text:a xlink:href="http://vazquez.fr/" xlink:type="simple">http://vazquez.fr/</text:a></text:span><text:span text:style-name="T2"> </text:span></text:p>
          </table:table-cell>
          <table:table-cell office:value-type="string" calcext:value-type="string">
            <text:p><text:a xlink:href="mailto:manu@vazquez.fr" xlink:type="simple">manu@vazquez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HACKATHON PAGED.JS</text:span></text:p>
          </table:table-cell>
        </table:table-row>
        <table:table-row table:style-name="ro1">
          <table:table-cell office:value-type="string" calcext:value-type="string">
            <text:p><text:span text:style-name="T1">MANUEL SCHMALSTIEG</text:span></text:p>
          </table:table-cell>
          <table:table-cell office:value-type="string" calcext:value-type="string">
            <text:p><text:a xlink:href="https://ms-studio.net/biography/" xlink:type="simple">https://ms-studio.net/biography/</text:a></text:p>
          </table:table-cell>
          <table:table-cell office:value-type="string" calcext:value-type="string">
            <text:p><text:a xlink:href="mailto:readme@ms-studio.net" xlink:type="simple">readme@ms-studio.net</text:a></text:p>
          </table:table-cell>
          <table:table-cell office:value-type="string" calcext:value-type="string">
            <text:p><text:a xlink:href="https://github.com/ms-studio" xlink:type="simple">https://github.com/ms-studio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L'EVE FUTURE - SPÉCIMENS DE FONTES LIBRES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MARIANNE PLANO</text:span></text:p>
          </table:table-cell>
          <table:table-cell office:value-type="string" calcext:value-type="string">
            <text:p><text:a xlink:href="https://marianneplano.net/" xlink:type="simple">https://marianneplano.net/</text:a></text:p>
          </table:table-cell>
          <table:table-cell office:value-type="string" calcext:value-type="string">
            <text:p><text:a xlink:href="mailto:hello@marianneplano.net" xlink:type="simple">hello@marianneplano.net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LUUSE</text:span></text:p>
          </table:table-cell>
          <table:table-cell office:value-type="string" calcext:value-type="string">
            <text:p><text:a xlink:href="http://www.luuse.io/" xlink:type="simple">http://www.luuse.io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HACKATHON PPP (GÉNÉRALE)</text:span></text:p>
          </table:table-cell>
        </table:table-row>
        <table:table-row table:style-name="ro1">
          <table:table-cell office:value-type="string" calcext:value-type="string">
            <text:p><text:span text:style-name="T1">MARIE VERDEIL</text:span></text:p>
          </table:table-cell>
          <table:table-cell office:value-type="string" calcext:value-type="string">
            <text:p><text:a xlink:href="https://verdeil.net/" xlink:type="simple">https://verdeil.net/</text:a></text:p>
          </table:table-cell>
          <table:table-cell office:value-type="string" calcext:value-type="string">
            <text:p><text:span text:style-name="T5"><text:a xlink:href="mailto:marie@verdeil.net" xlink:type="simple">marie@verdeil.net</text:a></text:span><text:span text:style-name="T5"> </text:span></text:p>
          </table:table-cell>
          <table:table-cell office:value-type="string" calcext:value-type="string">
            <text:p><text:a xlink:href="https://github.com/vermar-js" xlink:type="simple">https://github.com/vermar-js</text:a></text:p>
          </table:table-cell>
          <table:table-cell office:value-type="string" calcext:value-type="string">
            <text:p><text:span text:style-name="T2">▶ @marieverdeil (MASTODON)</text:span></text:p>
            <text:p>▶ @marie_verdeil (INSTAGRAM) </text:p>
            <text:p>▶ mar-ver (ARE.NA)</text:p>
          </table:table-cell>
          <table:table-cell office:value-type="string" calcext:value-type="string">
            <text:p><text:span text:style-name="T2">▶ </text:span><text:span text:style-name="T2"><text:a xlink:href="https://post.lurk.org/@marieverdeil" xlink:type="simple">https://post.lurk.org/@marieverdeil</text:a></text:span></text:p>
            <text:p><text:span text:style-name="T2">▶ </text:span><text:span text:style-name="T2"><text:a xlink:href="https://www.instagram.com/marie_verdeil/" xlink:type="simple">https://www.instagram.com/marie_verdeil/</text:a></text:span></text:p>
            <text:p><text:span text:style-name="T2">▶ </text:span><text:span text:style-name="T2"><text:a xlink:href="https://www.are.na/mar-ver" xlink:type="simple">https://www.are.na/mar-ver</text:a></text:span></text:p>
          </table:table-cell>
          <table:table-cell office:value-type="string" calcext:value-type="string">
            <text:p><text:span text:style-name="T2">Low - Tech Magazine</text:span></text:p>
          </table:table-cell>
          <table:table-cell office:value-type="string" calcext:value-type="string">
            <text:p><text:a xlink:href="https://solar.lowtechmagazine.com/" xlink:type="simple">https://solar.lowtechmagazine.com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MARK WEBSTER</text:span></text:p>
          </table:table-cell>
          <table:table-cell office:value-type="string" calcext:value-type="string">
            <text:p><text:a xlink:href="https://area03.bitbucket.io/" xlink:type="simple">https://area03.bitbucket.io/</text:a></text:p>
          </table:table-cell>
          <table:table-cell office:value-type="string" calcext:value-type="string">
            <text:p><text:a xlink:href="mailto:mark.webster@wanadoo.fr" xlink:type="simple">mark.webster@wanadoo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@motiondesign_01 (TWITTER)</text:span></text:p>
            <text:p>▶ @mwebster@genart.social (MASTODON)</text:p>
          </table:table-cell>
          <table:table-cell office:value-type="string" calcext:value-type="string">
            <text:p><text:span text:style-name="T2">▶ </text:span><text:span text:style-name="T2"><text:a xlink:href="https://twitter.com/motiondesign_01" xlink:type="simple">https://twitter.com/motiondesign_01</text:a></text:span></text:p>
            <text:p><text:span text:style-name="T2">▶ </text:span><text:span text:style-name="T2"><text:a xlink:href="https://mastodon.social/@mwebster@genart.social" xlink:type="simple">https://mastodon.social/@mwebster@genart.social</text:a></text:span></text:p>
          </table:table-cell>
          <table:table-cell office:value-type="string" calcext:value-type="string">
            <text:p><text:span text:style-name="T6">FREE ART BUREAU</text:span></text:p>
          </table:table-cell>
          <table:table-cell office:value-type="string" calcext:value-type="string">
            <text:p><text:a xlink:href="https://github.com/FreeArtBureau" xlink:type="simple">https://github.com/FreeArtBureau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ARAMETRIC AVEC L’OUTIL ALPHAGRAPH</text:span></text:p>
          </table:table-cell>
        </table:table-row>
        <table:table-row table:style-name="ro1">
          <table:table-cell office:value-type="string" calcext:value-type="string">
            <text:p><text:span text:style-name="T1">MARTIN LEMAIRE</text:span></text:p>
          </table:table-cell>
          <table:table-cell office:value-type="string" calcext:value-type="string">
            <text:p><text:a xlink:href="https://www.martinlemaire.fr/" xlink:type="simple">https://www.martinlemaire.fr/</text:a></text:p>
          </table:table-cell>
          <table:table-cell office:value-type="string" calcext:value-type="string">
            <text:p><text:a xlink:href="mailto:contact@martinlemaire.fr" xlink:type="simple">contact@martinlemaire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martin.lemaire (INSTAGRAM)</text:span></text:p>
          </table:table-cell>
          <table:table-cell office:value-type="string" calcext:value-type="string">
            <text:p><text:a xlink:href="https://www.instagram.com/martin.lemaire/" xlink:type="simple">https://www.instagram.com/martin.lemaire/</text:a></text:p>
          </table:table-cell>
          <table:table-cell office:value-type="string" calcext:value-type="string">
            <text:p><text:span text:style-name="T2">PREPOSTPRINT</text:span></text:p>
          </table:table-cell>
          <table:table-cell office:value-type="string" calcext:value-type="string">
            <text:p><text:a xlink:href="https://prepostprint.org/" xlink:type="simple">https://prepostprint.org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▶ </text:span><text:span text:style-name="T18">HACKATHON PPP (GÉNÉRALE)</text:span></text:p>
            <text:p><text:span text:style-name="T2">▶ 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NICOLAS TAFFIN</text:span></text:p>
          </table:table-cell>
          <table:table-cell office:value-type="string" calcext:value-type="string">
            <text:p><text:a xlink:href="https://polylogue.org/" xlink:type="simple">https://polylogue.org/</text:a></text:p>
          </table:table-cell>
          <table:table-cell office:value-type="string" calcext:value-type="string">
            <text:p><text:a xlink:href="mailto:n.taffin@polylogue.com" xlink:type="simple">n.taffin@polylogue.com</text:a></text:p>
          </table:table-cell>
          <table:table-cell office:value-type="string" calcext:value-type="string">
            <text:p><text:a xlink:href="https://gitlab.com/nicolastaf" xlink:type="simple">https://gitlab.com/nicolastaf</text:a></text:p>
          </table:table-cell>
          <table:table-cell office:value-type="string" calcext:value-type="string">
            <text:p><text:span text:style-name="T2">@NT_polylogue (TWITTER)</text:span></text:p>
          </table:table-cell>
          <table:table-cell office:value-type="string" calcext:value-type="string">
            <text:p><text:a xlink:href="https://twitter.com/NT_polylogue" xlink:type="simple">https://twitter.com/NT_polylogue</text:a></text:p>
          </table:table-cell>
          <table:table-cell office:value-type="string" calcext:value-type="string">
            <text:p><text:span text:style-name="T2">▶ C&amp;F ÉDITIONS</text:span></text:p>
            <text:p>▶ RENCONTREs DE LURE</text:p>
          </table:table-cell>
          <table:table-cell office:value-type="string" calcext:value-type="string">
            <text:p><text:span text:style-name="T2">▶ </text:span><text:span text:style-name="T2"><text:a xlink:href="https://cfeditions.com/public/" xlink:type="simple">https://cfeditions.com/public/</text:a></text:span></text:p>
            <text:p><text:span text:style-name="T2">▶ </text:span><text:span text:style-name="T2"><text:a xlink:href="https://delure.org/" xlink:type="simple">https://delure.org/</text:a></text:span></text:p>
          </table:table-cell>
          <table:table-cell office:value-type="string" calcext:value-type="string">
            <text:p><text:span text:style-name="T7">▶ TYPOTHÉRAPIE</text:span></text:p>
            <text:p><text:span text:style-name="T2">▶ POLYLOGUE</text:span></text:p>
            <text:p><text:span text:style-name="T7">▶ MAKING-OF D’UNE COLLECTION LIBÉRÉE : ADDICTIONS SUR ORDONNANCE</text:span></text:p>
            <text:p><text:span text:style-name="T7">▶ DANS LES RECOINS DE LA DOUBLE PAGE</text:span></text:p>
            <text:p><text:span text:style-name="T7">▶ TYPOTHÉRAPIE, EN COULISSES</text:span></text:p>
            <text:p><text:span text:style-name="T2">▶ BACK OFFICE N</text:span><text:span text:style-name="T8">°</text:span><text:span text:style-name="T10">1</text:span><text:span text:style-name="T11"> - </text:span><text:span text:style-name="T10">DESIGN GRAPHIQUE ET PRATIQUES NUMERIQUES</text:span></text:p>
          </table:table-cell>
          <table:table-cell office:value-type="string" calcext:value-type="string">
            <text:p><text:span text:style-name="T2">▶ MARDI DE LURE #23 / MANIFESTES ET ÉVOLUTIONS GRAPHIQUES</text:span></text:p>
            <text:p>▶ ON THE SHOULDERS OF GIANTS - SEMAINE THÉMATIQUE </text:p>
            <text:p>▶ LA TYPOGRAPHIE : CE QU'ON VOIT, CE QU'ON NE VOIT PAS</text:p>
          </table:table-cell>
        </table:table-row>
        <table:table-row table:style-name="ro1">
          <table:table-cell office:value-type="string" calcext:value-type="string">
            <text:p><text:span text:style-name="T1">NICOLAS TILLY</text:span></text:p>
          </table:table-cell>
          <table:table-cell office:value-type="string" calcext:value-type="string">
            <text:p><text:a xlink:href="https://nicolastilly.fr/" xlink:type="simple">https://nicolastilly.fr/</text:a></text:p>
          </table:table-cell>
          <table:table-cell office:value-type="string" calcext:value-type="string">
            <text:p><text:a xlink:href="mailto:nicolas@nicolastilly.fr" xlink:type="simple">nicolas@nicolastilly.fr</text:a></text:p>
          </table:table-cell>
          <table:table-cell office:value-type="string" calcext:value-type="string">
            <text:p><text:a xlink:href="https://github.com/nicolastilly" xlink:type="simple">https://github.com/nicolastilly</text:a></text:p>
          </table:table-cell>
          <table:table-cell office:value-type="string" calcext:value-type="string">
            <text:p><text:span text:style-name="T2">▶ @nicolastilly (INSTAGRAM)</text:span></text:p>
            <text:p>▶ @nicolastilly (TWITTER)</text:p>
          </table:table-cell>
          <table:table-cell office:value-type="string" calcext:value-type="string">
            <text:p><text:span text:style-name="T2">▶ </text:span><text:span text:style-name="T2"><text:a xlink:href="https://www.instagram.com/nicolastilly/" xlink:type="simple">https://www.instagram.com/nicolastilly/</text:a></text:span></text:p>
            <text:p><text:span text:style-name="T2">▶ </text:span><text:span text:style-name="T2"><text:a xlink:href="https://twitter.com/nicolastilly" xlink:type="simple">https://twitter.com/nicolastilly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BACK OFFICE N</text:span><text:span text:style-name="T8">°</text:span><text:span text:style-name="T9">3</text:span><text:span text:style-name="T10"> - DESIGN GRAPHIQUE ET PRATIQUES NUMERIQUES</text:span></text:p>
          </table:table-cell>
          <table:table-cell office:value-type="string" calcext:value-type="string">
            <text:p><text:span text:style-name="T2">▶ WORKSHOP TRAMES ET MOTIFS SUR/POUR LE WEB</text:span></text:p>
            <text:p>▶ WORKSHOP AFFICHE INTERACTIVE AVEC P5.JS</text:p>
            <text:p>▶ WORKSHOP INITIATION À P5.JS</text:p>
            <text:p>▶ WORKSHOP P5.JS - CONTRAINTES ET HISTOIRES</text:p>
            <text:p>▶ LES FORMES DU WEB</text:p>
          </table:table-cell>
        </table:table-row>
        <table:table-row table:style-name="ro1">
          <table:table-cell office:value-type="string" calcext:value-type="string">
            <text:p><text:span text:style-name="T1">PAUL BERNHARD</text:span></text:p>
          </table:table-cell>
          <table:table-cell office:value-type="string" calcext:value-type="string">
            <text:p><text:a xlink:href="https://pbernhard.com/" xlink:type="simple">https://pbernhard.com/</text:a></text:p>
          </table:table-cell>
          <table:table-cell office:value-type="string" calcext:value-type="string">
            <text:p><text:a xlink:href="mailto:mail@pbernhard.com" xlink:type="simple">mail@pbernhard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PREPOSTPRINT</text:span></text:p>
            <text:p><text:span text:style-name="T2">▶ DOF</text:span></text:p>
          </table:table-cell>
          <table:table-cell office:value-type="string" calcext:value-type="string"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s://gitlab.com/swrs/dof" xlink:type="simple">https://gitlab.com/swrs/dof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COLLOQUE ENSADLAB INVITE PREPOSTPRINT</text:span></text:p>
            <text:p>▶ BIRTH OF METAFONT, A BACKLASH TO TYPESETTING STANDARDS AND TECHNOLOGIES</text:p>
            <text:p>▶ INTRODUCTION À METAFONT / INTRODUCTION TO METAFONT</text:p>
            <text:p>▶ INTERNATIONAL TYPE SYMPOSIUM</text:p>
            <text:p>▶ ‘FONTS &amp; FACES IN ALL THEIR FORMS’ #5</text:p>
            <text:p>▶ INTRODUCTION À METAFONT</text:p>
          </table:table-cell>
        </table:table-row>
        <table:table-row table:style-name="ro1">
          <table:table-cell office:value-type="string" calcext:value-type="string">
            <text:p><text:span text:style-name="T1">Peter Westenberg</text:span></text:p>
          </table:table-cell>
          <table:table-cell office:value-type="string" calcext:value-type="string">
            <text:p><text:a xlink:href="https://www.q-o2.be/fr/artist/peter-westenberg/www.westenberg.constanvzw.org" xlink:type="simple">https://www.q-o2.be/fr/artist/peter-westenberg/www.westenberg.constanvzw.org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</text:span><text:span text:style-name="T3">CONSTANT</text:span></text:p>
            <text:p><text:span text:style-name="T2">▶ Libre Graphics Research Unit</text:span></text:p>
          </table:table-cell>
          <table:table-cell office:value-type="string" calcext:value-type="string">
            <text:p><text:span text:style-name="T2">▶ </text:span><text:span text:style-name="T2"><text:a xlink:href="https://constantvzw.org/site/?lang=en" xlink:type="simple">https://constantvzw.org/site/?lang=en</text:a></text:span></text:p>
            <text:p><text:span text:style-name="T2">▶ </text:span><text:span text:style-name="T2"><text:a xlink:href="https://constantvzw.org/site/-Libre-Graphics-Research-Unit-.html?lang=en" xlink:type="simple">https://constantvzw.org/site/-Libre-Graphics-Research-Unit-.html?lang=en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PIERRE HUYGHEBAERT</text:span></text:p>
          </table:table-cell>
          <table:table-cell office:value-type="string" calcext:value-type="string">
            <text:p><text:span text:style-name="T2"><text:a xlink:href="https://www.speculoos.com/fr/" xlink:type="simple">https://www.speculoos.com/fr/</text:a></text:span><text:span text:style-name="T2"> </text:span></text:p>
          </table:table-cell>
          <table:table-cell office:value-type="string" calcext:value-type="string">
            <text:p><text:span text:style-name="T2">internet @speculoos.com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@spec_uloos (TWITTER)</text:span></text:p>
            <text:p>▶ @crickxson (MASTODON)</text:p>
          </table:table-cell>
          <table:table-cell office:value-type="string" calcext:value-type="string">
            <text:p><text:span text:style-name="T2">▶ </text:span><text:span text:style-name="T2"><text:a xlink:href="https://twitter.com/spec_uloos" xlink:type="simple">https://twitter.com/spec_uloos</text:a></text:span></text:p>
            <text:p><text:span text:style-name="T2">▶ </text:span><text:span text:style-name="T2"><text:a xlink:href="https://post.lurk.org/@crickxson" xlink:type="simple">https://post.lurk.org/@crickxson</text:a></text:span></text:p>
          </table:table-cell>
          <table:table-cell office:value-type="string" calcext:value-type="string">
            <text:p><text:span text:style-name="T2">▶ OPEN SOURCE PUBLISHING OSP </text:span></text:p>
            <text:p>▶ SPECULOOS</text:p>
            <text:p>▶ ATELIER CARTOGRAPHIQUE</text:p>
            <text:p>▶ BYE BYE BINARY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s://www.speculoos.com/fr/" xlink:type="simple">https://www.speculoos.com/fr/</text:a></text:span></text:p>
            <text:p><text:span text:style-name="T2">▶ </text:span><text:span text:style-name="T2"><text:a xlink:href="https://atelier-cartographique.be/fr/index.html" xlink:type="simple">https://atelier-cartographique.be/fr/index.html</text:a></text:span></text:p>
            <text:p><text:span text:style-name="T2">▶ </text:span><text:span text:style-name="T2"><text:a xlink:href="https://genderfluid.space/" xlink:type="simple">https://genderfluid.space/</text:a></text:span></text:p>
          </table:table-cell>
          <table:table-cell office:value-type="string" calcext:value-type="string">
            <text:p><text:span text:style-name="T2">OPEN SOURCE PUBLISHING, RELEARN</text:span></text:p>
          </table:table-cell>
          <table:table-cell office:value-type="string" calcext:value-type="string">
            <text:p><text:span text:style-name="T2">WORKSHOP METAPOST ANRT</text:span></text:p>
          </table:table-cell>
        </table:table-row>
        <table:table-row table:style-name="ro1">
          <table:table-cell office:value-type="string" calcext:value-type="string">
            <text:p><text:span text:style-name="T1">QUENTIN JUHEL</text:span></text:p>
          </table:table-cell>
          <table:table-cell office:value-type="string" calcext:value-type="string">
            <text:p><text:a xlink:href="http://juhel-quentin.fr/" xlink:type="simple">http://juhel-quentin.fr/</text:a></text:p>
          </table:table-cell>
          <table:table-cell office:value-type="string" calcext:value-type="string">
            <text:p><text:a xlink:href="mailto:contact@juhel-quentin.fr" xlink:type="simple">contact@juhel-quentin.fr</text:a></text:p>
          </table:table-cell>
          <table:table-cell office:value-type="string" calcext:value-type="string">
            <text:p><text:a xlink:href="https://gitlab.com/quentinjuhel" xlink:type="simple">https://gitlab.com/quentinjuhel</text:a></text:p>
          </table:table-cell>
          <table:table-cell office:value-type="string" calcext:value-type="string">
            <text:p><text:span text:style-name="T2">▶ @quentinjuhel (INSTAGRAM)</text:span></text:p>
            <text:p><text:span text:style-name="T2">▶ @</text:span><text:span text:style-name="T2"><text:a xlink:href="mailto:QuentinJuhel@post.lurk.org" xlink:type="simple">QuentinJuhel@post.lurk.org</text:a></text:span><text:span text:style-name="T5"> </text:span><text:span text:style-name="T2">(MASTODON)</text:span></text:p>
          </table:table-cell>
          <table:table-cell office:value-type="string" calcext:value-type="string">
            <text:p><text:span text:style-name="T2">▶ </text:span><text:span text:style-name="T2"><text:a xlink:href="https://www.instagram.com/quentinjuhel/" xlink:type="simple">https://www.instagram.com/quentinjuhel/</text:a></text:span></text:p>
            <text:p><text:span text:style-name="T2">▶ </text:span><text:span text:style-name="T2"><text:a xlink:href="https://post.lurk.org/@QuentinJuhel" xlink:type="simple">https://post.lurk.org/@QuentinJuhel</text:a></text:span></text:p>
          </table:table-cell>
          <table:table-cell office:value-type="string" calcext:value-type="string">
            <text:p><text:span text:style-name="T2">▶ ENSADLAB</text:span></text:p>
            <text:p>▶ PREPOSTPRINT</text:p>
            <text:p>▶ COLLECTIF ATELIER TÉMÉRAIRE </text:p>
          </table:table-cell>
          <table:table-cell office:value-type="string" calcext:value-type="string"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s://atelier-temeraire.tumblr.com/" xlink:type="simple">https://atelier-temeraire.tumblr.com/</text:a></text:span></text:p>
          </table:table-cell>
          <table:table-cell office:value-type="string" calcext:value-type="string">
            <text:p><text:span text:style-name="T7">▶ OUTILS ET DÉSIRS D</text:span><text:span text:style-name="T12">’</text:span><text:span text:style-name="T7">ÉMANCIPATION</text:span></text:p>
            <text:p><text:span text:style-name="T7">▶ CODE X – PREPOSTPRINT</text:span></text:p>
          </table:table-cell>
          <table:table-cell table:style-name="Sheet0_cell3" office:value-type="string" calcext:value-type="string">
            <text:p><text:span text:style-name="T2">▶ HACKATHON PAGED.JS</text:span></text:p>
            <text:p><text:span text:style-name="T17">▶ </text:span><text:span text:style-name="T18">HACKATHON PPP (GÉNÉRALE)</text:span></text:p>
          </table:table-cell>
        </table:table-row>
        <table:table-row table:style-name="ro1">
          <table:table-cell office:value-type="string" calcext:value-type="string">
            <text:p><text:span text:style-name="T1">RAPHAËL BASTIDE </text:span></text:p>
          </table:table-cell>
          <table:table-cell office:value-type="string" calcext:value-type="string">
            <text:p><text:a xlink:href="https://raphaelbastide.com/" xlink:type="simple">https://raphaelbastide.com/</text:a></text:p>
          </table:table-cell>
          <table:table-cell office:value-type="string" calcext:value-type="string">
            <text:p><text:a xlink:href="mailto:bonjour@raphaelbastide.com" xlink:type="simple">bonjour@raphaelbastide.com</text:a></text:p>
          </table:table-cell>
          <table:table-cell office:value-type="string" calcext:value-type="string">
            <text:p><text:span text:style-name="T2">▶ </text:span><text:span text:style-name="T2"><text:a xlink:href="https://gitlab.com/raphaelbastide" xlink:type="simple">https://gitlab.com/raphaelbastide</text:a></text:span></text:p>
            <text:p><text:span text:style-name="T2">▶ </text:span><text:span text:style-name="T2"><text:a xlink:href="https://github.com/raphaelbastide" xlink:type="simple">https://github.com/raphaelbastide</text:a></text:span></text:p>
          </table:table-cell>
          <table:table-cell office:value-type="string" calcext:value-type="string">
            <text:p><text:span text:style-name="T2">▶ @raphaelbastide (INSTAGRAM)</text:span></text:p>
            <text:p><text:span text:style-name="T2">▶ @</text:span><text:span text:style-name="T2"><text:a xlink:href="mailto:raphael@post.lurk.org" xlink:type="simple">raphael@post.lurk.org</text:a></text:span><text:span text:style-name="T5"> </text:span><text:span text:style-name="T2">(MASTODON)</text:span></text:p>
          </table:table-cell>
          <table:table-cell office:value-type="string" calcext:value-type="string">
            <text:p><text:span text:style-name="T2">▶ </text:span><text:span text:style-name="T2"><text:a xlink:href="https://www.instagram.com/raphaelbastide/" xlink:type="simple">https://www.instagram.com/raphaelbastide/</text:a></text:span></text:p>
            <text:p><text:span text:style-name="T2">▶ </text:span><text:span text:style-name="T2"><text:a xlink:href="https://post.lurk.org/@raphael" xlink:type="simple">https://post.lurk.org/@raphael</text:a></text:span></text:p>
          </table:table-cell>
          <table:table-cell office:value-type="string" calcext:value-type="string">
            <text:p><text:span text:style-name="T2">▶ PREPOSTPRINT</text:span></text:p>
            <text:p><text:span text:style-name="T2">▶ VELVETYNE</text:span></text:p>
            <text:p><text:span text:style-name="T2">▶ OLA</text:span></text:p>
            <text:p><text:span text:style-name="T2">▶ </text:span><text:span text:style-name="T3">USE AND MODIFY </text:span></text:p>
            <text:p><text:span text:style-name="T2">▶ </text:span><text:span text:style-name="T3">COMPUTED LAYOUT</text:span></text:p>
            <text:p><text:span text:style-name="T2">▶ </text:span><text:span text:style-name="T3">FRAGILE FORGE</text:span></text:p>
          </table:table-cell>
          <table:table-cell office:value-type="string" calcext:value-type="string"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://velvetyne.fr/" xlink:type="simple">http://velvetyne.fr/</text:a></text:span></text:p>
            <text:p><text:span text:style-name="T2">▶ </text:span><text:span text:style-name="T2"><text:a xlink:href="http://outilslibresalternatifs.org/" xlink:type="simple">http://outilslibresalternatifs.org/</text:a></text:span></text:p>
            <text:p><text:span text:style-name="T2">▶ </text:span><text:span text:style-name="T2"><text:a xlink:href="https://usemodify.com/" xlink:type="simple">https://usemodify.com/</text:a></text:span></text:p>
            <text:p><text:span text:style-name="T2">▶ </text:span><text:span text:style-name="T2"><text:a xlink:href="https://computedlayout.tumblr.com/" xlink:type="simple">https://computedlayout.tumblr.com/</text:a></text:span></text:p>
            <text:p><text:span text:style-name="T2">▶ </text:span><text:span text:style-name="T2"><text:a xlink:href="https://raphaelbastide.com/fragile-forge/" xlink:type="simple">https://raphaelbastide.com/fragile-forge/</text:a></text:span></text:p>
          </table:table-cell>
          <table:table-cell office:value-type="string" calcext:value-type="string">
            <text:p><text:span text:style-name="T7">▶ BACK OFFICE N</text:span><text:span text:style-name="T13">°</text:span><text:span text:style-name="T14">1</text:span><text:span text:style-name="T15"> - </text:span><text:span text:style-name="T14">DESIGN GRAPHIQUE ET PRATIQUES NUMERIQUES</text:span></text:p>
            <text:p><text:span text:style-name="T16">▶ LIBRE GRAPHICS MAG - THE TYPE ISSUE</text:span></text:p>
          </table:table-cell>
          <table:table-cell office:value-type="string" calcext:value-type="string">
            <text:p><text:span text:style-name="T2">▶ HACKATHON PREPOSTPRINT</text:span></text:p>
            <text:p><text:span text:style-name="T2">▶ OPEN PUBLISHING FEST - UN VOYAGE WEB2PRINT</text:span></text:p>
            <text:p><text:span text:style-name="T2">▶ </text:span><text:span text:style-name="T3">COLLOQUE ENSADLAB INVITE PREPOSTPRINT</text:span></text:p>
            <text:p><text:span text:style-name="T2">▶ DISPERSIVE EDITION</text:span></text:p>
            <text:p><text:span text:style-name="T2">▶ OPEN OPEN</text:span></text:p>
            <text:p><text:span text:style-name="T2">▶ CYBERFLEMME #2</text:span></text:p>
            <text:p><text:span text:style-name="T2">▶ PIÈCES VERSIONNÉES – LOCALHOST</text:span></text:p>
            <text:p><text:span text:style-name="T2">▶ WHOLE WEB CATALOGUE </text:span></text:p>
            <text:p><text:span text:style-name="T2">▶ WEBRING P2P (PEER TO PEER)</text:span></text:p>
            <text:p><text:span text:style-name="T2">▶ </text:span><text:span text:style-name="T3">WORKSHOP OBJECT ON A PAGE </text:span></text:p>
            <text:p><text:span text:style-name="T17">▶ </text:span><text:span text:style-name="T18">HACKATHON PPP (GÉNÉRALE)</text:span></text:p>
          </table:table-cell>
        </table:table-row>
        <table:table-row table:style-name="ro1">
          <table:table-cell office:value-type="string" calcext:value-type="string">
            <text:p><text:span text:style-name="T1">ROBIN DE MOURAT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a xlink:href="mailto:robin.demourat@sciencespo.fr" xlink:type="simple">robin.demourat@sciencespo.fr</text:a></text:p>
          </table:table-cell>
          <table:table-cell office:value-type="string" calcext:value-type="string">
            <text:p><text:a xlink:href="https://github.com/robindemourat" xlink:type="simple">https://github.com/robindemourat</text:a></text:p>
          </table:table-cell>
          <table:table-cell office:value-type="string" calcext:value-type="string">
            <text:p><text:span text:style-name="T2">@robindemourat (TWITTER)</text:span></text:p>
          </table:table-cell>
          <table:table-cell office:value-type="string" calcext:value-type="string">
            <text:p><text:a xlink:href="https://twitter.com/robindemourat" xlink:type="simple">https://twitter.com/robindemourat</text:a></text:p>
          </table:table-cell>
          <table:table-cell office:value-type="string" calcext:value-type="string">
            <text:p><text:span text:style-name="T2">SCIENCESPO'S MÉDIALAB</text:span></text:p>
          </table:table-cell>
          <table:table-cell office:value-type="string" calcext:value-type="string">
            <text:p><text:a xlink:href="https://medialab.sciencespo.fr/equipe/robin-de-mourat/" xlink:type="simple">https://medialab.sciencespo.fr/equipe/robin-de-mourat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HACKATHON PAGED.JS</text:span></text:p>
          </table:table-cell>
        </table:table-row>
        <table:table-row table:style-name="ro1">
          <table:table-cell office:value-type="string" calcext:value-type="string">
            <text:p><text:span text:style-name="T1">ROMAIN MARULA</text:span></text:p>
          </table:table-cell>
          <table:table-cell office:value-type="string" calcext:value-type="string">
            <text:p><text:a xlink:href="https://romainmarula.fr/" xlink:type="simple">https://romainmarula.fr/</text:a></text:p>
          </table:table-cell>
          <table:table-cell office:value-type="string" calcext:value-type="string">
            <text:p><text:a xlink:href="mailto:hello@romainmarula.fr" xlink:type="simple">hello@romainmarula.fr</text:a></text:p>
          </table:table-cell>
          <table:table-cell office:value-type="string" calcext:value-type="string">
            <text:p><text:a xlink:href="https://gitlab.com/romluuse" xlink:type="simple">https://gitlab.com/romluuse</text:a></text:p>
          </table:table-cell>
          <table:table-cell office:value-type="string" calcext:value-type="string">
            <text:p><text:span text:style-name="T2">@romain_marula (TWITTER)</text:span></text:p>
          </table:table-cell>
          <table:table-cell office:value-type="string" calcext:value-type="string">
            <text:p><text:a xlink:href="https://twitter.com/romain_marula" xlink:type="simple">https://twitter.com/romain_marula</text:a></text:p>
          </table:table-cell>
          <table:table-cell office:value-type="string" calcext:value-type="string">
            <text:p><text:span text:style-name="T2">▶ LUUSE</text:span></text:p>
            <text:p><text:span text:style-name="T1">▶ </text:span><text:span text:style-name="T2">IVRO</text:span></text:p>
          </table:table-cell>
          <table:table-cell office:value-type="string" calcext:value-type="string">
            <text:p><text:span text:style-name="T2">▶ </text:span><text:span text:style-name="T2"><text:a xlink:href="http://www.luuse.io/" xlink:type="simple">http://www.luuse.io/</text:a></text:span></text:p>
            <text:p><text:span text:style-name="T2">▶ </text:span><text:span text:style-name="T2"><text:a xlink:href="http://ivro.fr/" xlink:type="simple">http://ivro.fr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OPEN OPEN</text:span></text:p>
          </table:table-cell>
        </table:table-row>
        <table:table-row table:style-name="ro1">
          <table:table-cell office:value-type="string" calcext:value-type="string">
            <text:p><text:span text:style-name="T1">SARAH GARCIN</text:span></text:p>
          </table:table-cell>
          <table:table-cell office:value-type="string" calcext:value-type="string">
            <text:p><text:a xlink:href="https://sarahgarcin.com/" xlink:type="simple">https://sarahgarcin.com/</text:a></text:p>
          </table:table-cell>
          <table:table-cell office:value-type="string" calcext:value-type="string">
            <text:p><text:a xlink:href="mailto:contact@sarahgarcin.com" xlink:type="simple">contact@sarahgarcin.com</text:a></text:p>
          </table:table-cell>
          <table:table-cell office:value-type="string" calcext:value-type="string">
            <text:p><text:a xlink:href="https://github.com/sarahgarcin" xlink:type="simple">https://github.com/sarahgarcin</text:a></text:p>
          </table:table-cell>
          <table:table-cell office:value-type="string" calcext:value-type="string">
            <text:p><text:span text:style-name="T2">▶ @sarahgsarahgsarahg (INSTAGRAM)</text:span></text:p>
            <text:p>▶ @sarahgarcin (TWITTER)</text:p>
          </table:table-cell>
          <table:table-cell office:value-type="string" calcext:value-type="string">
            <text:p><text:span text:style-name="T2">▶ </text:span><text:span text:style-name="T2"><text:a xlink:href="https://www.instagram.com/sarahgsarahgsarahg/?hl=fr" xlink:type="simple">https://www.instagram.com/sarahgsarahgsarahg/?hl=fr</text:a></text:span></text:p>
            <text:p><text:span text:style-name="T2">▶ </text:span><text:span text:style-name="T2"><text:a xlink:href="https://twitter.com/sarahgarcin" xlink:type="simple">https://twitter.com/sarahgarcin</text:a></text:span></text:p>
          </table:table-cell>
          <table:table-cell office:value-type="string" calcext:value-type="string">
            <text:p><text:span text:style-name="T2">▶ PREPOSTPRINT</text:span></text:p>
            <text:p><text:span text:style-name="T2">▶ ATELIER DES CHERCHEURS</text:span></text:p>
            <text:p><text:span text:style-name="T2">▶ OLA</text:span></text:p>
            <text:p><text:span text:style-name="T2">▶ GUI</text:span></text:p>
            <text:p/>
          </table:table-cell>
          <table:table-cell office:value-type="string" calcext:value-type="string">
            <text:p><text:span text:style-name="T2">▶ https://prepostprint.org/</text:span></text:p>
            <text:p><text:span text:style-name="T2">▶ https://latelier-des-chercheurs.fr/outils</text:span></text:p>
            <text:p><text:span text:style-name="T2">▶ http://outilslibresalternatifs.org/</text:span></text:p>
            <text:p><text:span text:style-name="T2">▶ https://g-u-i.net/</text:span></text:p>
          </table:table-cell>
          <table:table-cell office:value-type="string" calcext:value-type="string">
            <text:p><text:span text:style-name="T2">▶ BACK OFFICE N</text:span><text:span text:style-name="T8">°</text:span><text:span text:style-name="T10">1</text:span><text:span text:style-name="T11"> - </text:span><text:span text:style-name="T10">DESIGN GRAPHIQUE ET PRATIQUES NUMERIQUES</text:span></text:p>
            <text:p><text:span text:style-name="T2">▶ </text:span><text:span text:style-name="T3">LOGBOOK</text:span></text:p>
          </table:table-cell>
          <table:table-cell office:value-type="string" calcext:value-type="string">
            <text:p><text:span text:style-name="T2">▶ HACKATHON PAGED.JS</text:span></text:p>
            <text:p><text:span text:style-name="T2">▶ MODULE DE RECHERCHE CRÉATION LIBRE HYBRIDATION (ENSAD LAB)</text:span></text:p>
            <text:p><text:span text:style-name="T2">▶ ON THE SHOULDERS OF GIANTS - SEMAINE THÉMATIQUE </text:span></text:p>
            <text:p><text:span text:style-name="T2">▶ </text:span><text:span text:style-name="T3">COLLOQUE ENSADLAB INVITE PREPOSTPRINT</text:span></text:p>
            <text:p><text:span text:style-name="T17">▶ </text:span><text:span text:style-name="T18">COMPLÉTER AVEC FIG 2019</text:span></text:p>
            <text:p><text:span text:style-name="T2">▶ COOKING IS CODING / CODING IS COOKING</text:span></text:p>
            <text:p><text:span text:style-name="T2">▶ WORKSHOP WEB2PRINT PRATIQUES ALGORITHMIQUES</text:span></text:p>
            <text:p><text:span text:style-name="T2">▶ FLUX-&gt;ÉCRAN-&gt;PAPIER</text:span></text:p>
            <text:p><text:span text:style-name="T2">▶ WORKSHOP WEB2PRINT EESAB LORIENT</text:span></text:p>
          </table:table-cell>
        </table:table-row>
        <table:table-row table:style-name="ro1">
          <table:table-cell office:value-type="string" calcext:value-type="string">
            <text:p><text:span text:style-name="T1">SARAH MAGNAN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OPEN SOURCE PUBLISHING (OSP)</text:span></text:p>
            <text:p>▶ MÉDOR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s://medor.coop/" xlink:type="simple">https://medor.coop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SIMON BROWNS</text:span></text:p>
          </table:table-cell>
          <table:table-cell office:value-type="string" calcext:value-type="string">
            <text:p><text:a xlink:href="https://simonbrowne.biz/" xlink:type="simple">https://simonbrowne.biz/</text:a></text:p>
          </table:table-cell>
          <table:table-cell office:value-type="string" calcext:value-type="string">
            <text:p><text:a xlink:href="mailto:info@simonbrowne.biz" xlink:type="simple">info@simonbrowne.biz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</text:span><text:span text:style-name="T2"><text:a xlink:href="mailto:simoon@post.lurk.org" xlink:type="simple">simoon@post.lurk.org</text:a></text:span><text:span text:style-name="T2"> (MASTODON)</text:span></text:p>
          </table:table-cell>
          <table:table-cell office:value-type="string" calcext:value-type="string">
            <text:p><text:a xlink:href="https://post.lurk.org/@simoon" xlink:type="simple">https://post.lurk.org/@simoon</text:a></text:p>
          </table:table-cell>
          <table:table-cell office:value-type="string" calcext:value-type="string">
            <text:p><text:span text:style-name="T2">▶ VARIA</text:span></text:p>
            <text:p>▶ PREPOSTPRINT</text:p>
            <text:p>▶ CREATIVE CROWDS (CC)</text:p>
            <text:p>▶ THE BOOTLEG LIBRARY</text:p>
          </table:table-cell>
          <table:table-cell office:value-type="string" calcext:value-type="string">
            <text:p><text:span text:style-name="T2">▶ </text:span><text:span text:style-name="T2"><text:a xlink:href="https://varia.zone/" xlink:type="simple">https://varia.zone/</text:a></text:span></text:p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s://cc.vvvvvvaria.org/" xlink:type="simple">https://cc.vvvvvvaria.org/</text:a></text:span></text:p>
            <text:p><text:span text:style-name="T2">▶ </text:span><text:span text:style-name="T2"><text:a xlink:href="https://project.xpub.nl/the-bootleg-library/" xlink:type="simple">https://project.xpub.nl/the-bootleg-library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STÉPHANIE VILAYPHIOU</text:span></text:p>
          </table:table-cell>
          <table:table-cell office:value-type="string" calcext:value-type="string">
            <text:p><text:span text:style-name="T2"><text:a xlink:href="http://stdin.fr/" xlink:type="simple">http://stdin.fr/</text:a></text:span><text:span text:style-name="T2"> </text:span></text:p>
          </table:table-cell>
          <table:table-cell office:value-type="string" calcext:value-type="string">
            <text:p><text:a xlink:href="mailto:echo@stdin.fr" xlink:type="simple">echo@stdin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vvvvvilay (INSTAGRAM)</text:span></text:p>
          </table:table-cell>
          <table:table-cell office:value-type="string" calcext:value-type="string">
            <text:p><text:a xlink:href="https://www.instagram.com/vvvvvilay/" xlink:type="simple">https://www.instagram.com/vvvvvilay/</text:a></text:p>
          </table:table-cell>
          <table:table-cell office:value-type="string" calcext:value-type="string">
            <text:p><text:span text:style-name="T2">▶ OPEN SOURCE PUBLISHING OSP </text:span></text:p>
            <text:p>▶ &lt;STDIN&gt;</text:p>
          </table:table-cell>
          <table:table-cell office:value-type="string" calcext:value-type="string">
            <text:p><text:span text:style-name="T2">▶ </text:span><text:span text:style-name="T2"><text:a xlink:href="http://osp.kitchen/" xlink:type="simple">http://osp.kitchen/</text:a></text:span></text:p>
            <text:p><text:span text:style-name="T2">▶ </text:span><text:span text:style-name="T2"><text:a xlink:href="http://stdin.fr/" xlink:type="simple">http://stdin.fr/</text:a></text:span></text:p>
          </table:table-cell>
          <table:table-cell office:value-type="string" calcext:value-type="string">
            <text:p><text:span text:style-name="T16">▶ LIBRE GRAPHICS MAG - CAPTURE</text:span></text:p>
            <text:p><text:span text:style-name="T2">▶ OPEN SOURCE PUBLISHING, RELEARN</text:span></text:p>
            <text:p><text:span text:style-name="T7">▶ ÉCRIRE LE DESIGN. VERS UNE CULTURE DU CODE</text:span></text:p>
          </table:table-cell>
          <table:table-cell office:value-type="string" calcext:value-type="string">
            <text:p><text:span text:style-name="T2">HTML SAUCE COCKTAIL</text:span></text:p>
          </table:table-cell>
        </table:table-row>
        <table:table-row table:style-name="ro1">
          <table:table-cell office:value-type="string" calcext:value-type="string">
            <text:p><text:span text:style-name="T1">TIMOTHÉE GOGUELY</text:span></text:p>
          </table:table-cell>
          <table:table-cell office:value-type="string" calcext:value-type="string">
            <text:p><text:a xlink:href="https://timothee.goguely.com/" xlink:type="simple">https://timothee.goguely.com/</text:a></text:p>
          </table:table-cell>
          <table:table-cell office:value-type="string" calcext:value-type="string">
            <text:p><text:a xlink:href="mailto:timothee@goguely.com" xlink:type="simple">timothee@goguely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</text:span><text:span text:style-name="T2"><text:a xlink:href="mailto:timotheegoguely@mastodon.design" xlink:type="simple">timotheegoguely@mastodon.design</text:a></text:span><text:span text:style-name="T2"> (MASTODON)</text:span></text:p>
          </table:table-cell>
          <table:table-cell office:value-type="string" calcext:value-type="string">
            <text:p><text:a xlink:href="https://mastodon.design/@timotheegoguely" xlink:type="simple">https://mastodon.design/@timotheegoguely</text:a></text:p>
          </table:table-cell>
          <table:table-cell office:value-type="string" calcext:value-type="string">
            <text:p><text:span text:style-name="T2">PREPOSTPRINT</text:span></text:p>
          </table:table-cell>
          <table:table-cell office:value-type="string" calcext:value-type="string">
            <text:p><text:a xlink:href="https://prepostprint.org/" xlink:type="simple">https://prepostprint.org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HACKATHON PPP (GÉNÉRALE)</text:span></text:p>
          </table:table-cell>
        </table:table-row>
        <table:table-row table:style-name="ro1">
          <table:table-cell office:value-type="string" calcext:value-type="string">
            <text:p><text:span text:style-name="T1">WINNIE SOON</text:span></text:p>
          </table:table-cell>
          <table:table-cell office:value-type="string" calcext:value-type="string">
            <text:p><text:a xlink:href="https://www.siusoon.net/" xlink:type="simple">https://www.siusoon.net/</text:a></text:p>
          </table:table-cell>
          <table:table-cell office:value-type="string" calcext:value-type="string">
            <text:p><text:span text:style-name="T5"><text:a xlink:href="mailto:siusoon@proton.me" xlink:type="simple">siusoon@proton.me</text:a></text:span><text:span text:style-name="T5"> </text:span></text:p>
          </table:table-cell>
          <table:table-cell office:value-type="string" calcext:value-type="string">
            <text:p><text:span text:style-name="T2">▶ </text:span><text:span text:style-name="T2"><text:a xlink:href="https://github.com/siusoon" xlink:type="simple">https://github.com/siusoon</text:a></text:span></text:p>
            <text:p><text:span text:style-name="T2">▶ </text:span><text:span text:style-name="T2"><text:a xlink:href="https://gitlab.com/siusoon" xlink:type="simple">https://gitlab.com/siusoon</text:a></text:span></text:p>
          </table:table-cell>
          <table:table-cell office:value-type="string" calcext:value-type="string">
            <text:p><text:span text:style-name="T2">▶ @siusoon</text:span><text:span text:style-name="T3"> </text:span><text:span text:style-name="T2">(TWITTER)</text:span></text:p>
            <text:p><text:span text:style-name="T2">▶ @</text:span><text:span text:style-name="T2"><text:a xlink:href="mailto:siusoon@post.lurk.org" xlink:type="simple">siusoon@post.lurk.org</text:a></text:span><text:span text:style-name="T2"> (MASTODON)</text:span></text:p>
          </table:table-cell>
          <table:table-cell office:value-type="string" calcext:value-type="string">
            <text:p><text:span text:style-name="T2">▶ </text:span><text:span text:style-name="T2"><text:a xlink:href="https://twitter.com/siusoon/" xlink:type="simple">https://twitter.com/siusoon/</text:a></text:span></text:p>
            <text:p><text:span text:style-name="T2">▶ </text:span><text:span text:style-name="T2"><text:a xlink:href="https://post.lurk.org/@siusoon" xlink:type="simple">https://post.lurk.org/@siusoon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XAVIER KLEIN</text:span></text:p>
          </table:table-cell>
          <table:table-cell office:value-type="string" calcext:value-type="string">
            <text:p><text:a xlink:href="http://www.xavierklein.eu/" xlink:type="simple">http://www.xavierklein.eu/</text:a></text:p>
          </table:table-cell>
          <table:table-cell office:value-type="string" calcext:value-type="string">
            <text:p><text:a xlink:href="mailto:contact@xavierklein.eu" xlink:type="simple">contact@xavierklein.eu</text:a></text:p>
          </table:table-cell>
          <table:table-cell office:value-type="string" calcext:value-type="string">
            <text:p><text:a xlink:href="https://github.com/xavierKlein" xlink:type="simple">https://github.com/xavierKlein</text:a></text:p>
          </table:table-cell>
          <table:table-cell office:value-type="string" calcext:value-type="string">
            <text:p><text:span text:style-name="T2">@Xavor_Klein (TWITTER)</text:span></text:p>
          </table:table-cell>
          <table:table-cell office:value-type="string" calcext:value-type="string">
            <text:p><text:a xlink:href="https://twitter.com/Xavor_Klein" xlink:type="simple">https://twitter.com/Xavor_Klein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YANN TRIVIDIC</text:span></text:p>
          </table:table-cell>
          <table:table-cell office:value-type="string" calcext:value-type="string">
            <text:p><text:a xlink:href="https://www.yanntrividic.fr/" xlink:type="simple">https://www.yanntrividic.fr/</text:a></text:p>
          </table:table-cell>
          <table:table-cell office:value-type="string" calcext:value-type="string">
            <text:p><text:a xlink:href="mailto:bonjour@yanntrividic.fr" xlink:type="simple">bonjour@yanntrividic.fr</text:a></text:p>
          </table:table-cell>
          <table:table-cell office:value-type="string" calcext:value-type="string">
            <text:p><text:a xlink:href="https://gitlab.com/yanntrividic" xlink:type="simple">https://gitlab.com/yanntrividic</text:a></text:p>
          </table:table-cell>
          <table:table-cell office:value-type="string" calcext:value-type="string">
            <text:p><text:span text:style-name="T2">@</text:span><text:span text:style-name="T2"><text:a xlink:href="mailto:yann_t@mastodon.design" xlink:type="simple">yann_t@mastodon.design</text:a></text:span><text:span text:style-name="T2"> (MASTODON)</text:span></text:p>
          </table:table-cell>
          <table:table-cell office:value-type="string" calcext:value-type="string">
            <text:p><text:a xlink:href="https://mastodon.design/@yann_t" xlink:type="simple">https://mastodon.design/@yann_t</text:a></text:p>
          </table:table-cell>
          <table:table-cell office:value-type="string" calcext:value-type="string">
            <text:p><text:span text:style-name="T2">▶ Éditions Burn~Août</text:span></text:p>
            <text:p>▶ C&amp;F éditions</text:p>
            <text:p>▶ PrePostPrint</text:p>
          </table:table-cell>
          <table:table-cell office:value-type="string" calcext:value-type="string">
            <text:p><text:span text:style-name="T2">▶ </text:span><text:span text:style-name="T2"><text:a xlink:href="https://editionsburnaout.fr/" xlink:type="simple">https://editionsburnaout.fr/</text:a></text:span></text:p>
            <text:p><text:span text:style-name="T2">▶ </text:span><text:span text:style-name="T2"><text:a xlink:href="https://cfeditions.com/public/" xlink:type="simple">https://cfeditions.com/public/</text:a></text:span></text:p>
            <text:p><text:span text:style-name="T2">▶ </text:span><text:span text:style-name="T2"><text:a xlink:href="https://prepostprint.org/" xlink:type="simple">https://prepostprint.org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17">▶ HACKATHON PPP (GÉNÉRALE)</text:span></text:p>
            <text:p>▶ OPEN OPEN</text:p>
          </table:table-cell>
        </table:table-row>
        <table:table-row table:style-name="ro1">
          <table:table-cell office:value-type="string" calcext:value-type="string">
            <text:p><text:span text:style-name="T1">ZESTE LE RESTE</text:span></text:p>
          </table:table-cell>
          <table:table-cell office:value-type="string" calcext:value-type="string">
            <text:p><text:a xlink:href="http://zeste.ee/index.html" xlink:type="simple">http://zeste.ee/index.html</text:a></text:p>
          </table:table-cell>
          <table:table-cell office:value-type="string" calcext:value-type="string">
            <text:p><text:span text:style-name="T5"><text:a xlink:href="mailto:write@zeste.ee" xlink:type="simple">write@zeste.ee</text:a></text:span><text:span text:style-name="T5"> 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zestelereste (MASTODON)</text:span></text:p>
          </table:table-cell>
          <table:table-cell office:value-type="string" calcext:value-type="string">
            <text:p><text:a xlink:href="https://post.lurk.org/@zestelereste" xlink:type="simple">https://post.lurk.org/@zestelereste</text:a></text:p>
          </table:table-cell>
          <table:table-cell office:value-type="string" calcext:value-type="string">
            <text:p><text:span text:style-name="T2">▶ PREPOSTPRINT</text:span></text:p>
            <text:p>▶ homeP</text:p>
          </table:table-cell>
          <table:table-cell office:value-type="string" calcext:value-type="string">
            <text:p><text:span text:style-name="T2">▶ </text:span><text:span text:style-name="T2"><text:a xlink:href="https://prepostprint.org/" xlink:type="simple">https://prepostprint.org/</text:a></text:span></text:p>
            <text:p><text:span text:style-name="T2">▶ </text:span><text:span text:style-name="T2"><text:a xlink:href="http://homep.online/" xlink:type="simple">http://homep.online/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</table:table-row>
        <table:table-row table:style-name="ro1">
          <table:table-cell office:value-type="string" calcext:value-type="string">
            <text:p><text:span text:style-name="T1">Emma-Jade De Moor</text:span></text:p>
          </table:table-cell>
          <table:table-cell office:value-type="string" calcext:value-type="string">
            <text:p><text:a xlink:href="https://emma-jade.fr/" xlink:type="simple">https://emma-jade.fr/</text:a></text:p>
          </table:table-cell>
          <table:table-cell office:value-type="string" calcext:value-type="string">
            <text:p><text:a xlink:href="mailto:emma-jade_dm@outlook.fr" xlink:type="simple">emma-jade_dm@outlook.fr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▶ @eujjie (INSTAGRAM)</text:span></text:p>
            <text:p><text:span text:style-name="T2">▶ @</text:span><text:span text:style-name="T2"><text:a xlink:href="mailto:euji@typo.social" xlink:type="simple">euji@typo.social</text:a></text:span><text:span text:style-name="T2"> (MASTODON)</text:span></text:p>
          </table:table-cell>
          <table:table-cell office:value-type="string" calcext:value-type="string">
            <text:p><text:span text:style-name="T2">▶ </text:span><text:span text:style-name="T2"><text:a xlink:href="https://www.instagram.com/eujjie/" xlink:type="simple">https://www.instagram.com/eujjie/</text:a></text:span></text:p>
            <text:p><text:span text:style-name="T2">▶ </text:span><text:span text:style-name="T2"><text:a xlink:href="https://typo.social/@euji" xlink:type="simple">https://typo.social/@euji</text:a>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table:style-name="Sheet0_cell4" office:value-type="string" calcext:value-type="string">
            <text:p><text:span text:style-name="T2">▶ A radio to print / AGITATION FIÉVREUSE</text:span></text:p>
            <text:p>▶ Workshop PPPrototypes</text:p>
          </table:table-cell>
        </table:table-row>
        <table:table-row table:style-name="ro1">
          <table:table-cell office:value-type="string" calcext:value-type="string">
            <text:p><text:span text:style-name="T1">AlexANDER Roidl</text:span></text:p>
          </table:table-cell>
          <table:table-cell office:value-type="string" calcext:value-type="string">
            <text:p><text:a xlink:href="https://www.alexroidl.de/" xlink:type="simple">https://www.alexroidl.de/</text:a></text:p>
          </table:table-cell>
          <table:table-cell office:value-type="string" calcext:value-type="string">
            <text:p><text:a xlink:href="mailto:mail@alexroidl.de" xlink:type="simple">mail@alexroidl.de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alexanderroidl (INSTAGRAM)</text:span></text:p>
          </table:table-cell>
          <table:table-cell office:value-type="string" calcext:value-type="string">
            <text:p><text:a xlink:href="https://www.instagram.com/alexanderroidl/" xlink:type="simple">https://www.instagram.com/alexanderroidl/</text:a></text:p>
          </table:table-cell>
          <table:table-cell office:value-type="string" calcext:value-type="string">
            <text:p><text:span text:style-name="T2">▶ </text:span><text:span text:style-name="T3">E</text:span><text:span text:style-name="T2">verything is a file</text:span></text:p>
            <text:p><text:span text:style-name="T2">▶ HYBRID PUBLISHING</text:span></text:p>
          </table:table-cell>
          <table:table-cell office:value-type="string" calcext:value-type="string">
            <text:p><text:span text:style-name="T2">▶ </text:span><text:span text:style-name="T2"><text:a xlink:href="https://file.unformedinformed.com/" xlink:type="simple">https://file.unformedinformed.com/</text:a></text:span></text:p>
            <text:p><text:span text:style-name="T2">▶ </text:span><text:span text:style-name="T2"><text:a xlink:href="https://hybrid.publishing.systems/" xlink:type="simple">https://hybrid.publishing.systems/</text:a>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Quentin AstiÉ</text:span></text:p>
            <text:p/>
          </table:table-cell>
          <table:table-cell office:value-type="string" calcext:value-type="string">
            <text:p><text:a xlink:href="https://quentinastie.space/" xlink:type="simple">https://quentinastie.space/</text:a></text:p>
          </table:table-cell>
          <table:table-cell office:value-type="string" calcext:value-type="string">
            <text:p><text:a xlink:href="mailto:hello@quentinastie.space" xlink:type="simple">hello@quentinastie.space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quentin.astie (INSTAGRAM)</text:span></text:p>
          </table:table-cell>
          <table:table-cell office:value-type="string" calcext:value-type="string">
            <text:p><text:a xlink:href="https://www.instagram.com/quentin.astie/" xlink:type="simple">https://www.instagram.com/quentin.astie/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Benjamin Grémillon</text:span></text:p>
          </table:table-cell>
          <table:table-cell office:value-type="string" calcext:value-type="string">
            <text:p><text:a xlink:href="https://bnjm.eu/" xlink:type="simple">https://bnjm.eu/</text:a></text:p>
          </table:table-cell>
          <table:table-cell office:value-type="string" calcext:value-type="string">
            <text:p><text:a xlink:href="mailto:benjamin@bnjm.eu" xlink:type="simple">benjamin@bnjm.eu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benjmng (INSTAGRAM)</text:span></text:p>
          </table:table-cell>
          <table:table-cell office:value-type="string" calcext:value-type="string">
            <text:p><text:a xlink:href="https://www.instagram.com/benjmng/" xlink:type="simple">https://www.instagram.com/benjmng/</text:a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Corentin MOUSSARD</text:span></text:p>
          </table:table-cell>
          <table:table-cell office:value-type="string" calcext:value-type="string">
            <text:p><text:a xlink:href="https://alune.fr/" xlink:type="simple">https://alune.fr/</text:a></text:p>
          </table:table-cell>
          <table:table-cell office:value-type="string" calcext:value-type="string">
            <text:p><text:a xlink:href="mailto:corentin.moussard@gmail.com" xlink:type="simple">corentin.moussard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alune_cm (INSTAGRAM)</text:span></text:p>
          </table:table-cell>
          <table:table-cell office:value-type="string" calcext:value-type="string">
            <text:p><text:a xlink:href="https://www.instagram.com/alune_cm/?hl=fr" xlink:type="simple">https://www.instagram.com/alune_cm/?hl=fr</text:a></text:p>
          </table:table-cell>
          <table:table-cell office:value-type="string" calcext:value-type="string">
            <text:p><text:span text:style-name="T2">▶ OBJET PAPIER</text:span></text:p>
            <text:p>▶ PRINT-IT</text:p>
          </table:table-cell>
          <table:table-cell office:value-type="string" calcext:value-type="string">
            <text:p><text:span text:style-name="T2">▶ </text:span><text:span text:style-name="T2"><text:a xlink:href="https://objetpapier.fr/" xlink:type="simple">https://objetpapier.fr/</text:a></text:span></text:p>
            <text:p><text:span text:style-name="T2">▶ </text:span><text:span text:style-name="T2"><text:a xlink:href="https://print-it.objetpapier.fr/" xlink:type="simple">https://print-it.objetpapier.fr/</text:a></text:span><text:span text:style-name="T2">  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Morgane Bartoli</text:span></text:p>
          </table:table-cell>
          <table:table-cell office:value-type="string" calcext:value-type="string">
            <text:p><text:a xlink:href="https://morganebartoli.com/" xlink:type="simple">https://morganebartoli.com/</text:a></text:p>
          </table:table-cell>
          <table:table-cell office:value-type="string" calcext:value-type="string">
            <text:p><text:a xlink:href="mailto:contact@morganebartoli.com" xlink:type="simple">contact@morganebartoli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@morganebartoli (INSTAGRAM)</text:span></text:p>
          </table:table-cell>
          <table:table-cell office:value-type="string" calcext:value-type="string">
            <text:p><text:a xlink:href="https://www.instagram.com/morganebartoli/?hl=fr" xlink:type="simple">https://www.instagram.com/morganebartoli/?hl=fr</text:a></text:p>
          </table:table-cell>
          <table:table-cell office:value-type="string" calcext:value-type="string">
            <text:p><text:span text:style-name="T2">▶ OBJET PAPIER</text:span></text:p>
            <text:p>▶ PRINT-IT</text:p>
          </table:table-cell>
          <table:table-cell office:value-type="string" calcext:value-type="string">
            <text:p><text:span text:style-name="T2">▶ </text:span><text:span text:style-name="T2"><text:a xlink:href="https://objetpapier.fr/" xlink:type="simple">https://objetpapier.fr/</text:a></text:span><text:span text:style-name="T5"> </text:span></text:p>
            <text:p><text:span text:style-name="T2">▶ </text:span><text:span text:style-name="T2"><text:a xlink:href="https://print-it.objetpapier.fr/" xlink:type="simple">https://print-it.objetpapier.fr/</text:a></text:span><text:span text:style-name="T2">  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Victor Hoffner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a xlink:href="mailto:hhvone@gmail.com" xlink:type="simple">hhvone@gmail.com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Workshop PPPrototypes</text:span></text:p>
          </table:table-cell>
        </table:table-row>
        <table:table-row table:style-name="ro1">
          <table:table-cell office:value-type="string" calcext:value-type="string">
            <text:p><text:span text:style-name="T1">Heerko van der Kooij</text:span></text:p>
          </table:table-cell>
          <table:table-cell office:value-type="string" calcext:value-type="string">
            <text:p><text:a xlink:href="https://swummoq.net/" xlink:type="simple">https://swummoq.net/</text:a></text:p>
          </table:table-cell>
          <table:table-cell office:value-type="string" calcext:value-type="string">
            <text:p><text:a xlink:href="mailto:heerko@hackersanddesigners.nl" xlink:type="simple">heerko@hackersanddesigners.nl</text:a></text:p>
          </table:table-cell>
          <table:table-cell/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HACKERS &amp; DESIGNERS</text:span></text:p>
          </table:table-cell>
          <table:table-cell office:value-type="string" calcext:value-type="string">
            <text:p><text:a xlink:href="https://hackersanddesigners.nl/" xlink:type="simple">https://hackersanddesigners.nl/</text:a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</table:table-row>
        <table:table-row table:style-name="ro1">
          <table:table-cell office:value-type="string" calcext:value-type="string">
            <text:p><text:span text:style-name="T1">karl moubarak</text:span></text:p>
          </table:table-cell>
          <table:table-cell office:value-type="string" calcext:value-type="string">
            <text:p><text:a xlink:href="https://moubarak.eu/" xlink:type="simple">https://moubarak.eu/</text:a></text:p>
          </table:table-cell>
          <table:table-cell office:value-type="string" calcext:value-type="string">
            <text:p><text:a xlink:href="mailto:karl@hackersanddesigners.nl" xlink:type="simple">karl@hackersanddesigners.nl</text:a></text:p>
          </table:table-cell>
          <table:table-cell office:value-type="string" calcext:value-type="string">
            <text:p><text:a xlink:href="https://github.com/karlmoubarak" xlink:type="simple">https://github.com/karlmoubarak</text:a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-</text:span></text:p>
          </table:table-cell>
          <table:table-cell office:value-type="string" calcext:value-type="string">
            <text:p><text:span text:style-name="T2">HACKERS &amp; DESIGNERS</text:span></text:p>
          </table:table-cell>
          <table:table-cell office:value-type="string" calcext:value-type="string">
            <text:p><text:a xlink:href="https://hackersanddesigners.nl/" xlink:type="simple">https://hackersanddesigners.nl/</text:a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</table:table-row>
        <table:table-row table:style-name="ro1">
          <table:table-cell office:value-type="string" calcext:value-type="string">
            <text:p><text:span text:style-name="T1">Anja Groten</text:span></text:p>
          </table:table-cell>
          <table:table-cell office:value-type="string" calcext:value-type="string">
            <text:p><text:a xlink:href="https://hackersanddesigners.nl/anja-groten" xlink:type="simple">https://hackersanddesigners.nl/anja-groten</text:a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@grooooten (INSTAGRAM)</text:span></text:p>
          </table:table-cell>
          <table:table-cell office:value-type="string" calcext:value-type="string">
            <text:p><text:a xlink:href="https://www.instagram.com/grooooten/?hl=fr" xlink:type="simple">https://www.instagram.com/grooooten/?hl=fr</text:a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a xlink:href="https://phdarts.eu/Dissertations/Anja-Groten-Figuring-Things-Out-Together" xlink:type="simple">https://phdarts.eu/Dissertations/Anja-Groten-Figuring-Things-Out-Together</text:a></text:p>
          </table:table-cell>
          <table:table-cell office:value-type="string" calcext:value-type="string">
            <text:p><text:span text:style-name="T2">X</text:span></text:p>
          </table:table-cell>
        </table:table-row>
        <table:table-row table:style-name="ro1">
          <table:table-cell office:value-type="string" calcext:value-type="string">
            <text:p><text:span text:style-name="T1">Femke Snelting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▶ CONSTANT</text:span></text:p>
            <text:p>▶ OPEN SOURCE PUBLISHING (OSP)</text:p>
          </table:table-cell>
          <table:table-cell office:value-type="string" calcext:value-type="string">
            <text:p><text:span text:style-name="T2">▶ </text:span><text:span text:style-name="T2"><text:a xlink:href="https://constantvzw.org/site/?lang=en" xlink:type="simple">https://constantvzw.org/site/?lang=en</text:a></text:span></text:p>
            <text:p><text:span text:style-name="T2">▶ </text:span><text:span text:style-name="T2"><text:a xlink:href="http://osp.kitchen/" xlink:type="simple">http://osp.kitchen/</text:a></text:span>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ffffff" fo:wrap-option="wrap" draw:shadow="hidden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document-statistic meta:table-count="1" meta:cell-count="729" meta:object-count="0"/>
  </office:meta>
</office:document-meta>
</file>